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759677130820641" office:value-type="float"/>
          <table:table-cell office:value="-0.004759677130820641" office:value-type="float"/>
          <table:table-cell office:value="-0.004759677130820641" office:value-type="float"/>
          <table:table-cell office:value="-0.004759677130820641" office:value-type="float"/>
          <table:table-cell office:value="-0.004759677130820641" office:value-type="float"/>
          <table:table-cell office:value="-0.004759677130820641" office:value-type="float"/>
          <table:table-cell office:value="0.9494972692421857" office:value-type="float"/>
          <table:table-cell office:value="1" office:value-type="float"/>
          <table:table-cell office:value="-0.4759677130820641" office:value-type="float"/>
        </table:table-row>
        <table:table-row>
          <table:table-cell office:value="-0.010325221170719531" office:value-type="float"/>
          <table:table-cell office:value="-0.010325221170719531" office:value-type="float"/>
          <table:table-cell office:value="-0.010325221170719531" office:value-type="float"/>
          <table:table-cell office:value="-0.010325221170719531" office:value-type="float"/>
          <table:table-cell office:value="-0.010325221170719531" office:value-type="float"/>
          <table:table-cell office:value="-0.010325221170719531" office:value-type="float"/>
          <table:table-cell office:value="0.9358645262034453" office:value-type="float"/>
          <table:table-cell office:value="2" office:value-type="float"/>
          <table:table-cell office:value="-0.5565544039898891" office:value-type="float"/>
        </table:table-row>
        <table:table-row>
          <table:table-cell office:value="-0.005336111107737382" office:value-type="float"/>
          <table:table-cell office:value="-0.005336111107737382" office:value-type="float"/>
          <table:table-cell office:value="-0.005336111107737382" office:value-type="float"/>
          <table:table-cell office:value="-0.005336111107737382" office:value-type="float"/>
          <table:table-cell office:value="-0.005336111107737382" office:value-type="float"/>
          <table:table-cell office:value="-0.005336111107737382" office:value-type="float"/>
          <table:table-cell office:value="0.9480853001283364" office:value-type="float"/>
          <table:table-cell office:value="3" office:value-type="float"/>
          <table:table-cell office:value="0.49891100629821494" office:value-type="float"/>
        </table:table-row>
        <table:table-row>
          <table:table-cell office:value="-0.005781454260928246" office:value-type="float"/>
          <table:table-cell office:value="-0.005781454260928246" office:value-type="float"/>
          <table:table-cell office:value="-0.005781454260928246" office:value-type="float"/>
          <table:table-cell office:value="-0.005781454260928246" office:value-type="float"/>
          <table:table-cell office:value="-0.005781454260928246" office:value-type="float"/>
          <table:table-cell office:value="-0.005781454260928246" office:value-type="float"/>
          <table:table-cell office:value="0.9469944366425767" office:value-type="float"/>
          <table:table-cell office:value="4" office:value-type="float"/>
          <table:table-cell office:value="-0.04453431531908647" office:value-type="float"/>
        </table:table-row>
        <table:table-row>
          <table:table-cell office:value="-0.005555994029714434" office:value-type="float"/>
          <table:table-cell office:value="-0.005555994029714434" office:value-type="float"/>
          <table:table-cell office:value="-0.005555994029714434" office:value-type="float"/>
          <table:table-cell office:value="-0.005555994029714434" office:value-type="float"/>
          <table:table-cell office:value="-0.005555994029714434" office:value-type="float"/>
          <table:table-cell office:value="-0.005555994029714434" office:value-type="float"/>
          <table:table-cell office:value="0.9475466991663404" office:value-type="float"/>
          <table:table-cell office:value="5" office:value-type="float"/>
          <table:table-cell office:value="0.02254602312138121" office:value-type="float"/>
        </table:table-row>
        <table:table-row>
          <table:table-cell office:value="-0.0050998051125544" office:value-type="float"/>
          <table:table-cell office:value="-0.0050998051125544" office:value-type="float"/>
          <table:table-cell office:value="-0.0050998051125544" office:value-type="float"/>
          <table:table-cell office:value="-0.0050998051125544" office:value-type="float"/>
          <table:table-cell office:value="-0.0050998051125544" office:value-type="float"/>
          <table:table-cell office:value="-0.0050998051125544" office:value-type="float"/>
          <table:table-cell office:value="0.9486641292396953" office:value-type="float"/>
          <table:table-cell office:value="6" office:value-type="float"/>
          <table:table-cell office:value="0.04561889171600342" office:value-type="float"/>
        </table:table-row>
        <table:table-row>
          <table:table-cell office:value="-0.004644127603246538" office:value-type="float"/>
          <table:table-cell office:value="-0.004644127603246538" office:value-type="float"/>
          <table:table-cell office:value="-0.004644127603246538" office:value-type="float"/>
          <table:table-cell office:value="-0.004644127603246538" office:value-type="float"/>
          <table:table-cell office:value="-0.004644127603246538" office:value-type="float"/>
          <table:table-cell office:value="-0.004644127603246538" office:value-type="float"/>
          <table:table-cell office:value="0.9497803066247619" office:value-type="float"/>
          <table:table-cell office:value="7" office:value-type="float"/>
          <table:table-cell office:value="0.04556775093078613" office:value-type="float"/>
        </table:table-row>
        <table:table-row>
          <table:table-cell office:value="-0.004017338271810381" office:value-type="float"/>
          <table:table-cell office:value="-0.004017338271810381" office:value-type="float"/>
          <table:table-cell office:value="-0.004017338271810381" office:value-type="float"/>
          <table:table-cell office:value="-0.004017338271810381" office:value-type="float"/>
          <table:table-cell office:value="-0.004017338271810381" office:value-type="float"/>
          <table:table-cell office:value="-0.004017338271810381" office:value-type="float"/>
          <table:table-cell office:value="0.9513156206630007" office:value-type="float"/>
          <table:table-cell office:value="8" office:value-type="float"/>
          <table:table-cell office:value="0.06267893314361572" office:value-type="float"/>
        </table:table-row>
        <table:table-row>
          <table:table-cell office:value="-0.0033913369137781547" office:value-type="float"/>
          <table:table-cell office:value="-0.0033913369137781547" office:value-type="float"/>
          <table:table-cell office:value="-0.0033913369137781547" office:value-type="float"/>
          <table:table-cell office:value="-0.0033913369137781547" office:value-type="float"/>
          <table:table-cell office:value="-0.0033913369137781547" office:value-type="float"/>
          <table:table-cell office:value="-0.0033913369137781547" office:value-type="float"/>
          <table:table-cell office:value="0.952849004568469" office:value-type="float"/>
          <table:table-cell office:value="9" office:value-type="float"/>
          <table:table-cell office:value="0.06260013580322266" office:value-type="float"/>
        </table:table-row>
        <table:table-row>
          <table:table-cell office:value="-0.00260593247003731" office:value-type="float"/>
          <table:table-cell office:value="-0.00260593247003731" office:value-type="float"/>
          <table:table-cell office:value="-0.00260593247003731" office:value-type="float"/>
          <table:table-cell office:value="-0.00260593247003731" office:value-type="float"/>
          <table:table-cell office:value="-0.00260593247003731" office:value-type="float"/>
          <table:table-cell office:value="-0.00260593247003731" office:value-type="float"/>
          <table:table-cell office:value="0.9547728446973485" office:value-type="float"/>
          <table:table-cell office:value="10" office:value-type="float"/>
          <table:table-cell office:value="0.07854044437408447" office:value-type="float"/>
        </table:table-row>
        <table:table-row>
          <table:table-cell office:value="-0.0018213875252741263" office:value-type="float"/>
          <table:table-cell office:value="-0.0018213875252741263" office:value-type="float"/>
          <table:table-cell office:value="-0.0018213875252741263" office:value-type="float"/>
          <table:table-cell office:value="-0.0018213875252741263" office:value-type="float"/>
          <table:table-cell office:value="-0.0018213875252741263" office:value-type="float"/>
          <table:table-cell office:value="-0.0018213875252741263" office:value-type="float"/>
          <table:table-cell office:value="0.9566945794922983" office:value-type="float"/>
          <table:table-cell office:value="11" office:value-type="float"/>
          <table:table-cell office:value="0.07845449447631836" office:value-type="float"/>
        </table:table-row>
        <table:table-row>
          <table:table-cell office:value="-0.0008942348916071341" office:value-type="float"/>
          <table:table-cell office:value="-0.0008942348916071341" office:value-type="float"/>
          <table:table-cell office:value="-0.0008942348916071341" office:value-type="float"/>
          <table:table-cell office:value="-0.0008942348916071341" office:value-type="float"/>
          <table:table-cell office:value="-0.0008942348916071341" office:value-type="float"/>
          <table:table-cell office:value="-0.0008942348916071341" office:value-type="float"/>
          <table:table-cell office:value="0.9589656303584599" office:value-type="float"/>
          <table:table-cell office:value="12" office:value-type="float"/>
          <table:table-cell office:value="0.09271526336669922" office:value-type="float"/>
        </table:table-row>
        <table:table-row>
          <table:table-cell office:value="3.186512403312476e-05" office:value-type="float"/>
          <table:table-cell office:value="3.186512403312476e-05" office:value-type="float"/>
          <table:table-cell office:value="3.186512403312476e-05" office:value-type="float"/>
          <table:table-cell office:value="3.186512403312476e-05" office:value-type="float"/>
          <table:table-cell office:value="3.186512403312476e-05" office:value-type="float"/>
          <table:table-cell office:value="3.186512403312476e-05" office:value-type="float"/>
          <table:table-cell office:value="0.9612341028475622" office:value-type="float"/>
          <table:table-cell office:value="13" office:value-type="float"/>
          <table:table-cell office:value="0.09261000156402588" office:value-type="float"/>
        </table:table-row>
        <table:table-row>
          <table:table-cell office:value="0.0010991160910588816" office:value-type="float"/>
          <table:table-cell office:value="0.0010991160910588816" office:value-type="float"/>
          <table:table-cell office:value="0.0010991160910588816" office:value-type="float"/>
          <table:table-cell office:value="0.0010991160910588816" office:value-type="float"/>
          <table:table-cell office:value="0.0010991160910588816" office:value-type="float"/>
          <table:table-cell office:value="0.0010991160910588816" office:value-type="float"/>
          <table:table-cell office:value="0.9638483231442672" office:value-type="float"/>
          <table:table-cell office:value="14" office:value-type="float"/>
          <table:table-cell office:value="0.10672509670257568" office:value-type="float"/>
        </table:table-row>
        <table:table-row>
          <table:table-cell office:value="0.0021652047675115183" office:value-type="float"/>
          <table:table-cell office:value="0.0021652047675115183" office:value-type="float"/>
          <table:table-cell office:value="0.0021652047675115183" office:value-type="float"/>
          <table:table-cell office:value="0.0021652047675115183" office:value-type="float"/>
          <table:table-cell office:value="0.0021652047675115183" office:value-type="float"/>
          <table:table-cell office:value="0.0021652047675115183" office:value-type="float"/>
          <table:table-cell office:value="0.9664596964221353" office:value-type="float"/>
          <table:table-cell office:value="15" office:value-type="float"/>
          <table:table-cell office:value="0.10660886764526367" office:value-type="float"/>
        </table:table-row>
        <table:table-row>
          <table:table-cell office:value="0.003368075374887617" office:value-type="float"/>
          <table:table-cell office:value="0.003368075374887617" office:value-type="float"/>
          <table:table-cell office:value="0.003368075374887617" office:value-type="float"/>
          <table:table-cell office:value="0.003368075374887617" office:value-type="float"/>
          <table:table-cell office:value="0.003368075374887617" office:value-type="float"/>
          <table:table-cell office:value="0.003368075374887617" office:value-type="float"/>
          <table:table-cell office:value="0.9694061156367983" office:value-type="float"/>
          <table:table-cell office:value="16" office:value-type="float"/>
          <table:table-cell office:value="0.12028706073760986" office:value-type="float"/>
        </table:table-row>
        <table:table-row>
          <table:table-cell office:value="0.004569579843805464" office:value-type="float"/>
          <table:table-cell office:value="0.004569579843805464" office:value-type="float"/>
          <table:table-cell office:value="0.004569579843805464" office:value-type="float"/>
          <table:table-cell office:value="0.004569579843805464" office:value-type="float"/>
          <table:table-cell office:value="0.004569579843805464" office:value-type="float"/>
          <table:table-cell office:value="0.004569579843805464" office:value-type="float"/>
          <table:table-cell office:value="0.9723491885093207" office:value-type="float"/>
          <table:table-cell office:value="17" office:value-type="float"/>
          <table:table-cell office:value="0.12015044689178467" office:value-type="float"/>
        </table:table-row>
        <table:table-row>
          <table:table-cell office:value="0.0059095625918370795" office:value-type="float"/>
          <table:table-cell office:value="0.0059095625918370795" office:value-type="float"/>
          <table:table-cell office:value="0.0059095625918370795" office:value-type="float"/>
          <table:table-cell office:value="0.0059095625918370795" office:value-type="float"/>
          <table:table-cell office:value="0.0059095625918370795" office:value-type="float"/>
          <table:table-cell office:value="0.0059095625918370795" office:value-type="float"/>
          <table:table-cell office:value="0.9756314625061306" office:value-type="float"/>
          <table:table-cell office:value="18" office:value-type="float"/>
          <table:table-cell office:value="0.13399827480316162" office:value-type="float"/>
        </table:table-row>
        <table:table-row>
          <table:table-cell office:value="0.00724798369817558" office:value-type="float"/>
          <table:table-cell office:value="0.00724798369817558" office:value-type="float"/>
          <table:table-cell office:value="0.00724798369817558" office:value-type="float"/>
          <table:table-cell office:value="0.00724798369817558" office:value-type="float"/>
          <table:table-cell office:value="0.00724798369817558" office:value-type="float"/>
          <table:table-cell office:value="0.00724798369817558" office:value-type="float"/>
          <table:table-cell office:value="0.9789099112776313" office:value-type="float"/>
          <table:table-cell office:value="19" office:value-type="float"/>
          <table:table-cell office:value="0.1338421106338501" office:value-type="float"/>
        </table:table-row>
        <table:table-row>
          <table:table-cell office:value="0.008727063421533735" office:value-type="float"/>
          <table:table-cell office:value="0.008727063421533735" office:value-type="float"/>
          <table:table-cell office:value="0.008727063421533735" office:value-type="float"/>
          <table:table-cell office:value="0.008727063421533735" office:value-type="float"/>
          <table:table-cell office:value="0.008727063421533735" office:value-type="float"/>
          <table:table-cell office:value="0.008727063421533735" office:value-type="float"/>
          <table:table-cell office:value="0.9825329018887556" office:value-type="float"/>
          <table:table-cell office:value="20" office:value-type="float"/>
          <table:table-cell office:value="0.14790797233581543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4905726909637451" office:value-type="float"/>
          <table:table-cell office:value="0.0014905726909637451" office:value-type="float"/>
          <table:table-cell office:value="0.0014905726909637451" office:value-type="float"/>
          <table:table-cell office:value="0.0014905726909637451" office:value-type="float"/>
          <table:table-cell office:value="0.0014905726909637451" office:value-type="float"/>
          <table:table-cell office:value="0.0014905726909637451" office:value-type="float"/>
          <table:table-cell office:value="0.9729263023053677" office:value-type="float"/>
          <table:table-cell office:value="1" office:value-type="float"/>
          <table:table-cell office:value="0.1490572690963745" office:value-type="float"/>
        </table:table-row>
        <table:table-row>
          <table:table-cell office:value="0.003123124837875366" office:value-type="float"/>
          <table:table-cell office:value="0.003123124837875366" office:value-type="float"/>
          <table:table-cell office:value="0.003123124837875366" office:value-type="float"/>
          <table:table-cell office:value="0.003123124837875366" office:value-type="float"/>
          <table:table-cell office:value="0.003123124837875366" office:value-type="float"/>
          <table:table-cell office:value="0.003123124837875366" office:value-type="float"/>
          <table:table-cell office:value="0.9769252220437864" office:value-type="float"/>
          <table:table-cell office:value="2" office:value-type="float"/>
          <table:table-cell office:value="0.1632552146911621" office:value-type="float"/>
        </table:table-row>
        <table:table-row>
          <table:table-cell office:value="0.004753507375717163" office:value-type="float"/>
          <table:table-cell office:value="0.004753507375717163" office:value-type="float"/>
          <table:table-cell office:value="0.004753507375717163" office:value-type="float"/>
          <table:table-cell office:value="0.004753507375717163" office:value-type="float"/>
          <table:table-cell office:value="0.004753507375717163" office:value-type="float"/>
          <table:table-cell office:value="0.004753507375717163" office:value-type="float"/>
          <table:table-cell office:value="0.9809188273470427" office:value-type="float"/>
          <table:table-cell office:value="3" office:value-type="float"/>
          <table:table-cell office:value="0.1630382537841797" office:value-type="float"/>
        </table:table-row>
        <table:table-row>
          <table:table-cell office:value="0.006524981260299682" office:value-type="float"/>
          <table:table-cell office:value="0.006524981260299682" office:value-type="float"/>
          <table:table-cell office:value="0.006524981260299682" office:value-type="float"/>
          <table:table-cell office:value="0.006524981260299682" office:value-type="float"/>
          <table:table-cell office:value="0.006524981260299682" office:value-type="float"/>
          <table:table-cell office:value="0.006524981260299682" office:value-type="float"/>
          <table:table-cell office:value="0.9852580344569358" office:value-type="float"/>
          <table:table-cell office:value="4" office:value-type="float"/>
          <table:table-cell office:value="0.17714738845825195" office:value-type="float"/>
        </table:table-row>
        <table:table-row>
          <table:table-cell office:value="0.008294235467910766" office:value-type="float"/>
          <table:table-cell office:value="0.008294235467910766" office:value-type="float"/>
          <table:table-cell office:value="0.008294235467910766" office:value-type="float"/>
          <table:table-cell office:value="0.008294235467910766" office:value-type="float"/>
          <table:table-cell office:value="0.008294235467910766" office:value-type="float"/>
          <table:table-cell office:value="0.008294235467910766" office:value-type="float"/>
          <table:table-cell office:value="0.9895918044908552" office:value-type="float"/>
          <table:table-cell office:value="5" office:value-type="float"/>
          <table:table-cell office:value="0.1769254207611084" office:value-type="float"/>
        </table:table-row>
        <table:table-row>
          <table:table-cell office:value="0.010205444097518921" office:value-type="float"/>
          <table:table-cell office:value="0.010205444097518921" office:value-type="float"/>
          <table:table-cell office:value="0.010205444097518921" office:value-type="float"/>
          <table:table-cell office:value="0.010205444097518921" office:value-type="float"/>
          <table:table-cell office:value="0.010205444097518921" office:value-type="float"/>
          <table:table-cell office:value="0.010205444097518921" office:value-type="float"/>
          <table:table-cell office:value="0.994273290425399" office:value-type="float"/>
          <table:table-cell office:value="6" office:value-type="float"/>
          <table:table-cell office:value="0.19112086296081543" office:value-type="float"/>
        </table:table-row>
        <table:table-row>
          <table:table-cell office:value="0.012114126682281495" office:value-type="float"/>
          <table:table-cell office:value="0.012114126682281495" office:value-type="float"/>
          <table:table-cell office:value="0.012114126682281495" office:value-type="float"/>
          <table:table-cell office:value="0.012114126682281495" office:value-type="float"/>
          <table:table-cell office:value="0.012114126682281495" office:value-type="float"/>
          <table:table-cell office:value="0.012114126682281495" office:value-type="float"/>
          <table:table-cell office:value="0.9989485888390038" office:value-type="float"/>
          <table:table-cell office:value="7" office:value-type="float"/>
          <table:table-cell office:value="0.19086825847625732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20823121070861817" office:value-type="float"/>
          <table:table-cell office:value="0.0020823121070861817" office:value-type="float"/>
          <table:table-cell office:value="0.0020823121070861817" office:value-type="float"/>
          <table:table-cell office:value="0.0020823121070861817" office:value-type="float"/>
          <table:table-cell office:value="0.0020823121070861817" office:value-type="float"/>
          <table:table-cell office:value="0.0020823121070861817" office:value-type="float"/>
          <table:table-cell office:value="0.9674107219146599" office:value-type="float"/>
          <table:table-cell office:value="1" office:value-type="float"/>
          <table:table-cell office:value="0.20823121070861816" office:value-type="float"/>
        </table:table-row>
        <table:table-row>
          <table:table-cell office:value="0.004162077903747559" office:value-type="float"/>
          <table:table-cell office:value="0.004162077903747559" office:value-type="float"/>
          <table:table-cell office:value="0.004162077903747559" office:value-type="float"/>
          <table:table-cell office:value="0.004162077903747559" office:value-type="float"/>
          <table:table-cell office:value="0.004162077903747559" office:value-type="float"/>
          <table:table-cell office:value="0.004162077903747559" office:value-type="float"/>
          <table:table-cell office:value="0.9623163569283466" office:value-type="float"/>
          <table:table-cell office:value="2" office:value-type="float"/>
          <table:table-cell office:value="0.2079765796661377" office:value-type="float"/>
        </table:table-row>
        <table:table-row>
          <table:table-cell office:value="0.006380645036697387" office:value-type="float"/>
          <table:table-cell office:value="0.006380645036697387" office:value-type="float"/>
          <table:table-cell office:value="0.006380645036697387" office:value-type="float"/>
          <table:table-cell office:value="0.006380645036697387" office:value-type="float"/>
          <table:table-cell office:value="0.006380645036697387" office:value-type="float"/>
          <table:table-cell office:value="0.006380645036697387" office:value-type="float"/>
          <table:table-cell office:value="0.9568819994925101" office:value-type="float"/>
          <table:table-cell office:value="3" office:value-type="float"/>
          <table:table-cell office:value="0.2218567132949829" office:value-type="float"/>
        </table:table-row>
        <table:table-row>
          <table:table-cell office:value="0.008596373796463013" office:value-type="float"/>
          <table:table-cell office:value="0.008596373796463013" office:value-type="float"/>
          <table:table-cell office:value="0.008596373796463013" office:value-type="float"/>
          <table:table-cell office:value="0.008596373796463013" office:value-type="float"/>
          <table:table-cell office:value="0.008596373796463013" office:value-type="float"/>
          <table:table-cell office:value="0.008596373796463013" office:value-type="float"/>
          <table:table-cell office:value="0.9514545946226746" office:value-type="float"/>
          <table:table-cell office:value="4" office:value-type="float"/>
          <table:table-cell office:value="0.2215728759765625" office:value-type="float"/>
        </table:table-row>
        <table:table-row>
          <table:table-cell office:value="0.010949647426605225" office:value-type="float"/>
          <table:table-cell office:value="0.010949647426605225" office:value-type="float"/>
          <table:table-cell office:value="0.010949647426605225" office:value-type="float"/>
          <table:table-cell office:value="0.010949647426605225" office:value-type="float"/>
          <table:table-cell office:value="0.010949647426605225" office:value-type="float"/>
          <table:table-cell office:value="0.010949647426605225" office:value-type="float"/>
          <table:table-cell office:value="0.9456902750036791" office:value-type="float"/>
          <table:table-cell office:value="5" office:value-type="float"/>
          <table:table-cell office:value="0.2353273630142212" office:value-type="float"/>
        </table:table-row>
        <table:table-row>
          <table:table-cell office:value="0.013299942016601562" office:value-type="float"/>
          <table:table-cell office:value="0.013299942016601562" office:value-type="float"/>
          <table:table-cell office:value="0.013299942016601562" office:value-type="float"/>
          <table:table-cell office:value="0.013299942016601562" office:value-type="float"/>
          <table:table-cell office:value="0.013299942016601562" office:value-type="float"/>
          <table:table-cell office:value="0.013299942016601562" office:value-type="float"/>
          <table:table-cell office:value="0.9399332525129642" office:value-type="float"/>
          <table:table-cell office:value="6" office:value-type="float"/>
          <table:table-cell office:value="0.2350294589996338" office:value-type="float"/>
        </table:table-row>
        <table:table-row>
          <table:table-cell office:value="0.015786616802215575" office:value-type="float"/>
          <table:table-cell office:value="0.015786616802215575" office:value-type="float"/>
          <table:table-cell office:value="0.015786616802215575" office:value-type="float"/>
          <table:table-cell office:value="0.015786616802215575" office:value-type="float"/>
          <table:table-cell office:value="0.015786616802215575" office:value-type="float"/>
          <table:table-cell office:value="0.015786616802215575" office:value-type="float"/>
          <table:table-cell office:value="0.9338421681319651" office:value-type="float"/>
          <table:table-cell office:value="7" office:value-type="float"/>
          <table:table-cell office:value="0.24866747856140137" office:value-type="float"/>
        </table:table-row>
        <table:table-row>
          <table:table-cell office:value="0.01826977252960205" office:value-type="float"/>
          <table:table-cell office:value="0.01826977252960205" office:value-type="float"/>
          <table:table-cell office:value="0.01826977252960205" office:value-type="float"/>
          <table:table-cell office:value="0.01826977252960205" office:value-type="float"/>
          <table:table-cell office:value="0.01826977252960205" office:value-type="float"/>
          <table:table-cell office:value="0.01826977252960205" office:value-type="float"/>
          <table:table-cell office:value="0.9277597036479986" office:value-type="float"/>
          <table:table-cell office:value="8" office:value-type="float"/>
          <table:table-cell office:value="0.24831557273864746" office:value-type="float"/>
        </table:table-row>
        <table:table-row>
          <table:table-cell office:value="0.020889434814453125" office:value-type="float"/>
          <table:table-cell office:value="0.020889434814453125" office:value-type="float"/>
          <table:table-cell office:value="0.020889434814453125" office:value-type="float"/>
          <table:table-cell office:value="0.020889434814453125" office:value-type="float"/>
          <table:table-cell office:value="0.020889434814453125" office:value-type="float"/>
          <table:table-cell office:value="0.020889434814453125" office:value-type="float"/>
          <table:table-cell office:value="0.9213428677516999" office:value-type="float"/>
          <table:table-cell office:value="9" office:value-type="float"/>
          <table:table-cell office:value="0.2619662284851074" office:value-type="float"/>
        </table:table-row>
        <table:table-row>
          <table:table-cell office:value="0.023505282402038575" office:value-type="float"/>
          <table:table-cell office:value="0.023505282402038575" office:value-type="float"/>
          <table:table-cell office:value="0.023505282402038575" office:value-type="float"/>
          <table:table-cell office:value="0.023505282402038575" office:value-type="float"/>
          <table:table-cell office:value="0.023505282402038575" office:value-type="float"/>
          <table:table-cell office:value="0.023505282402038575" office:value-type="float"/>
          <table:table-cell office:value="0.9149353759172253" office:value-type="float"/>
          <table:table-cell office:value="10" office:value-type="float"/>
          <table:table-cell office:value="0.2615847587585449" office:value-type="float"/>
        </table:table-row>
        <table:table-row>
          <table:table-cell office:value="0.026258561611175537" office:value-type="float"/>
          <table:table-cell office:value="0.026258561611175537" office:value-type="float"/>
          <table:table-cell office:value="0.026258561611175537" office:value-type="float"/>
          <table:table-cell office:value="0.026258561611175537" office:value-type="float"/>
          <table:table-cell office:value="0.026258561611175537" office:value-type="float"/>
          <table:table-cell office:value="0.026258561611175537" office:value-type="float"/>
          <table:table-cell office:value="0.9081912467354262" office:value-type="float"/>
          <table:table-cell office:value="11" office:value-type="float"/>
          <table:table-cell office:value="0.2753279209136963" office:value-type="float"/>
        </table:table-row>
        <table:table-row>
          <table:table-cell office:value="0.029007833003997802" office:value-type="float"/>
          <table:table-cell office:value="0.029007833003997802" office:value-type="float"/>
          <table:table-cell office:value="0.029007833003997802" office:value-type="float"/>
          <table:table-cell office:value="0.029007833003997802" office:value-type="float"/>
          <table:table-cell office:value="0.029007833003997802" office:value-type="float"/>
          <table:table-cell office:value="0.029007833003997802" office:value-type="float"/>
          <table:table-cell office:value="0.9014569346585808" office:value-type="float"/>
          <table:table-cell office:value="12" office:value-type="float"/>
          <table:table-cell office:value="0.27492713928222656" office:value-type="float"/>
        </table:table-row>
        <table:table-row>
          <table:table-cell office:value="0.03189501047134399" office:value-type="float"/>
          <table:table-cell office:value="0.03189501047134399" office:value-type="float"/>
          <table:table-cell office:value="0.03189501047134399" office:value-type="float"/>
          <table:table-cell office:value="0.03189501047134399" office:value-type="float"/>
          <table:table-cell office:value="0.03189501047134399" office:value-type="float"/>
          <table:table-cell office:value="0.03189501047134399" office:value-type="float"/>
          <table:table-cell office:value="0.8943848230667216" office:value-type="float"/>
          <table:table-cell office:value="13" office:value-type="float"/>
          <table:table-cell office:value="0.28871774673461914" office:value-type="float"/>
        </table:table-row>
        <table:table-row>
          <table:table-cell office:value="0.03477770328521729" office:value-type="float"/>
          <table:table-cell office:value="0.03477770328521729" office:value-type="float"/>
          <table:table-cell office:value="0.03477770328521729" office:value-type="float"/>
          <table:table-cell office:value="0.03477770328521729" office:value-type="float"/>
          <table:table-cell office:value="0.03477770328521729" office:value-type="float"/>
          <table:table-cell office:value="0.03477770328521729" office:value-type="float"/>
          <table:table-cell office:value="0.8873236965875442" office:value-type="float"/>
          <table:table-cell office:value="14" office:value-type="float"/>
          <table:table-cell office:value="0.2882692813873291" office:value-type="float"/>
        </table:table-row>
        <table:table-row>
          <table:table-cell office:value="0.037797815799713134" office:value-type="float"/>
          <table:table-cell office:value="0.037797815799713134" office:value-type="float"/>
          <table:table-cell office:value="0.037797815799713134" office:value-type="float"/>
          <table:table-cell office:value="0.037797815799713134" office:value-type="float"/>
          <table:table-cell office:value="0.037797815799713134" office:value-type="float"/>
          <table:table-cell office:value="0.037797815799713134" office:value-type="float"/>
          <table:table-cell office:value="0.8799259619612355" office:value-type="float"/>
          <table:table-cell office:value="15" office:value-type="float"/>
          <table:table-cell office:value="0.30201125144958496" office:value-type="float"/>
        </table:table-row>
        <table:table-row>
          <table:table-cell office:value="0.04081347584724426" office:value-type="float"/>
          <table:table-cell office:value="0.04081347584724426" office:value-type="float"/>
          <table:table-cell office:value="0.04081347584724426" office:value-type="float"/>
          <table:table-cell office:value="0.04081347584724426" office:value-type="float"/>
          <table:table-cell office:value="0.04081347584724426" office:value-type="float"/>
          <table:table-cell office:value="0.04081347584724426" office:value-type="float"/>
          <table:table-cell office:value="0.8725391336070869" office:value-type="float"/>
          <table:table-cell office:value="16" office:value-type="float"/>
          <table:table-cell office:value="0.3015660047531128" office:value-type="float"/>
        </table:table-row>
        <table:table-row>
          <table:table-cell office:value="0.04396697163581848" office:value-type="float"/>
          <table:table-cell office:value="0.04396697163581848" office:value-type="float"/>
          <table:table-cell office:value="0.04396697163581848" office:value-type="float"/>
          <table:table-cell office:value="0.04396697163581848" office:value-type="float"/>
          <table:table-cell office:value="0.04396697163581848" office:value-type="float"/>
          <table:table-cell office:value="0.04396697163581848" office:value-type="float"/>
          <table:table-cell office:value="0.8648146780190644" office:value-type="float"/>
          <table:table-cell office:value="17" office:value-type="float"/>
          <table:table-cell office:value="0.3153495788574219" office:value-type="float"/>
        </table:table-row>
        <table:table-row>
          <table:table-cell office:value="0.04711616158485413" office:value-type="float"/>
          <table:table-cell office:value="0.04711616158485413" office:value-type="float"/>
          <table:table-cell office:value="0.04711616158485413" office:value-type="float"/>
          <table:table-cell office:value="0.04711616158485413" office:value-type="float"/>
          <table:table-cell office:value="0.04711616158485413" office:value-type="float"/>
          <table:table-cell office:value="0.04711616158485413" office:value-type="float"/>
          <table:table-cell office:value="0.8571007695408257" office:value-type="float"/>
          <table:table-cell office:value="18" office:value-type="float"/>
          <table:table-cell office:value="0.3149189949035644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500368369230819" office:value-type="float"/>
          <table:table-cell office:value="19" office:value-type="float"/>
          <table:table-cell office:value="0.3285506963729858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500368369230819" office:value-type="float"/>
          <table:table-cell office:value="20" office:value-type="float"/>
          <table:table-cell office:value="0.3281834125518799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34867310523986816" office:value-type="float"/>
          <table:table-cell office:value="0.0034867310523986816" office:value-type="float"/>
          <table:table-cell office:value="0.0034867310523986816" office:value-type="float"/>
          <table:table-cell office:value="0.0034867310523986816" office:value-type="float"/>
          <table:table-cell office:value="0.0034867310523986816" office:value-type="float"/>
          <table:table-cell office:value="0.0034867310523986816" office:value-type="float"/>
          <table:table-cell office:value="0.988256612663755" office:value-type="float"/>
          <table:table-cell office:value="1" office:value-type="float"/>
          <table:table-cell office:value="0.34867310523986816" office:value-type="float"/>
        </table:table-row>
        <table:table-row>
          <table:table-cell office:value="0.006968445777893066" office:value-type="float"/>
          <table:table-cell office:value="0.006968445777893066" office:value-type="float"/>
          <table:table-cell office:value="0.006968445777893066" office:value-type="float"/>
          <table:table-cell office:value="0.006968445777893066" office:value-type="float"/>
          <table:table-cell office:value="0.006968445777893066" office:value-type="float"/>
          <table:table-cell office:value="0.006968445777893066" office:value-type="float"/>
          <table:table-cell office:value="0.9797281881563594" office:value-type="float"/>
          <table:table-cell office:value="2" office:value-type="float"/>
          <table:table-cell office:value="0.3481714725494385" office:value-type="float"/>
        </table:table-row>
        <table:table-row>
          <table:table-cell office:value="0.010585932731628417" office:value-type="float"/>
          <table:table-cell office:value="0.010585932731628417" office:value-type="float"/>
          <table:table-cell office:value="0.010585932731628417" office:value-type="float"/>
          <table:table-cell office:value="0.010585932731628417" office:value-type="float"/>
          <table:table-cell office:value="0.010585932731628417" office:value-type="float"/>
          <table:table-cell office:value="0.010585932731628417" office:value-type="float"/>
          <table:table-cell office:value="0.9708671909685327" office:value-type="float"/>
          <table:table-cell office:value="3" office:value-type="float"/>
          <table:table-cell office:value="0.36174869537353516" office:value-type="float"/>
        </table:table-row>
        <table:table-row>
          <table:table-cell office:value="0.014198242425918578" office:value-type="float"/>
          <table:table-cell office:value="0.014198242425918578" office:value-type="float"/>
          <table:table-cell office:value="0.014198242425918578" office:value-type="float"/>
          <table:table-cell office:value="0.014198242425918578" office:value-type="float"/>
          <table:table-cell office:value="0.014198242425918578" office:value-type="float"/>
          <table:table-cell office:value="0.014198242425918578" office:value-type="float"/>
          <table:table-cell office:value="0.9620188754246127" office:value-type="float"/>
          <table:table-cell office:value="4" office:value-type="float"/>
          <table:table-cell office:value="0.3612309694290161" office:value-type="float"/>
        </table:table-row>
        <table:table-row>
          <table:table-cell office:value="0.017945963144302367" office:value-type="float"/>
          <table:table-cell office:value="0.017945963144302367" office:value-type="float"/>
          <table:table-cell office:value="0.017945963144302367" office:value-type="float"/>
          <table:table-cell office:value="0.017945963144302367" office:value-type="float"/>
          <table:table-cell office:value="0.017945963144302367" office:value-type="float"/>
          <table:table-cell office:value="0.017945963144302367" office:value-type="float"/>
          <table:table-cell office:value="0.9528388719661156" office:value-type="float"/>
          <table:table-cell office:value="5" office:value-type="float"/>
          <table:table-cell office:value="0.3747720718383789" office:value-type="float"/>
        </table:table-row>
        <table:table-row>
          <table:table-cell office:value="0.021688190698623655" office:value-type="float"/>
          <table:table-cell office:value="0.021688190698623655" office:value-type="float"/>
          <table:table-cell office:value="0.021688190698623655" office:value-type="float"/>
          <table:table-cell office:value="0.021688190698623655" office:value-type="float"/>
          <table:table-cell office:value="0.021688190698623655" office:value-type="float"/>
          <table:table-cell office:value="0.021688190698623655" office:value-type="float"/>
          <table:table-cell office:value="0.943672323956645" office:value-type="float"/>
          <table:table-cell office:value="6" office:value-type="float"/>
          <table:table-cell office:value="0.3742227554321289" office:value-type="float"/>
        </table:table-row>
        <table:table-row>
          <table:table-cell office:value="0.025563710927963255" office:value-type="float"/>
          <table:table-cell office:value="0.025563710927963255" office:value-type="float"/>
          <table:table-cell office:value="0.025563710927963255" office:value-type="float"/>
          <table:table-cell office:value="0.025563710927963255" office:value-type="float"/>
          <table:table-cell office:value="0.025563710927963255" office:value-type="float"/>
          <table:table-cell office:value="0.025563710927963255" office:value-type="float"/>
          <table:table-cell office:value="0.9341792769069289" office:value-type="float"/>
          <table:table-cell office:value="7" office:value-type="float"/>
          <table:table-cell office:value="0.38755202293395996" office:value-type="float"/>
        </table:table-row>
        <table:table-row>
          <table:table-cell office:value="0.029433876276016232" office:value-type="float"/>
          <table:table-cell office:value="0.029433876276016232" office:value-type="float"/>
          <table:table-cell office:value="0.029433876276016232" office:value-type="float"/>
          <table:table-cell office:value="0.029433876276016232" office:value-type="float"/>
          <table:table-cell office:value="0.029433876276016232" office:value-type="float"/>
          <table:table-cell office:value="0.029433876276016232" office:value-type="float"/>
          <table:table-cell office:value="0.9246993465839983" office:value-type="float"/>
          <table:table-cell office:value="8" office:value-type="float"/>
          <table:table-cell office:value="0.38701653480529785" office:value-type="float"/>
        </table:table-row>
        <table:table-row>
          <table:table-cell office:value="0.033435311317443844" office:value-type="float"/>
          <table:table-cell office:value="0.033435311317443844" office:value-type="float"/>
          <table:table-cell office:value="0.033435311317443844" office:value-type="float"/>
          <table:table-cell office:value="0.033435311317443844" office:value-type="float"/>
          <table:table-cell office:value="0.033435311317443844" office:value-type="float"/>
          <table:table-cell office:value="0.033435311317443844" office:value-type="float"/>
          <table:table-cell office:value="0.9148978724936082" office:value-type="float"/>
          <table:table-cell office:value="9" office:value-type="float"/>
          <table:table-cell office:value="0.40014350414276123" office:value-type="float"/>
        </table:table-row>
        <table:table-row>
          <table:table-cell office:value="0.03743072628974914" office:value-type="float"/>
          <table:table-cell office:value="0.03743072628974914" office:value-type="float"/>
          <table:table-cell office:value="0.03743072628974914" office:value-type="float"/>
          <table:table-cell office:value="0.03743072628974914" office:value-type="float"/>
          <table:table-cell office:value="0.03743072628974914" office:value-type="float"/>
          <table:table-cell office:value="0.03743072628974914" office:value-type="float"/>
          <table:table-cell office:value="0.905111144500784" office:value-type="float"/>
          <table:table-cell office:value="10" office:value-type="float"/>
          <table:table-cell office:value="0.3995414972305298" office:value-type="float"/>
        </table:table-row>
        <table:table-row>
          <table:table-cell office:value="0.04155471324920654" office:value-type="float"/>
          <table:table-cell office:value="0.04155471324920654" office:value-type="float"/>
          <table:table-cell office:value="0.04155471324920654" office:value-type="float"/>
          <table:table-cell office:value="0.04155471324920654" office:value-type="float"/>
          <table:table-cell office:value="0.04155471324920654" office:value-type="float"/>
          <table:table-cell office:value="0.04155471324920654" office:value-type="float"/>
          <table:table-cell office:value="0.8950094807442216" office:value-type="float"/>
          <table:table-cell office:value="11" office:value-type="float"/>
          <table:table-cell office:value="0.41239869594573975" office:value-type="float"/>
        </table:table-row>
        <table:table-row>
          <table:table-cell office:value="0.04567291975021362" office:value-type="float"/>
          <table:table-cell office:value="0.04567291975021362" office:value-type="float"/>
          <table:table-cell office:value="0.04567291975021362" office:value-type="float"/>
          <table:table-cell office:value="0.04567291975021362" office:value-type="float"/>
          <table:table-cell office:value="0.04567291975021362" office:value-type="float"/>
          <table:table-cell office:value="0.04567291975021362" office:value-type="float"/>
          <table:table-cell office:value="0.8849219761613417" office:value-type="float"/>
          <table:table-cell office:value="12" office:value-type="float"/>
          <table:table-cell office:value="0.411820650100708" office:value-type="float"/>
        </table:table-row>
        <table:table-row>
          <table:table-cell office:value="0.04991577625274658" office:value-type="float"/>
          <table:table-cell office:value="0.04991577625274658" office:value-type="float"/>
          <table:table-cell office:value="0.04991577625274658" office:value-type="float"/>
          <table:table-cell office:value="0.04991577625274658" office:value-type="float"/>
          <table:table-cell office:value="0.04991577625274658" office:value-type="float"/>
          <table:table-cell office:value="0.04991577625274658" office:value-type="float"/>
          <table:table-cell office:value="0.8745291426782863" office:value-type="float"/>
          <table:table-cell office:value="13" office:value-type="float"/>
          <table:table-cell office:value="0.424285650253295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14" office:value-type="float"/>
          <table:table-cell office:value="0.423712372779846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15" office:value-type="float"/>
          <table:table-cell office:value="0.4367618560791015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16" office:value-type="float"/>
          <table:table-cell office:value="0.4367618560791015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17" office:value-type="float"/>
          <table:table-cell office:value="0.449593544006347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18" office:value-type="float"/>
          <table:table-cell office:value="0.449593544006347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19" office:value-type="float"/>
          <table:table-cell office:value="0.462450146675109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43228374732903" office:value-type="float"/>
          <table:table-cell office:value="20" office:value-type="float"/>
          <table:table-cell office:value="0.46245014667510986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841784238815308" office:value-type="float"/>
          <table:table-cell office:value="0.004841784238815308" office:value-type="float"/>
          <table:table-cell office:value="0.004841784238815308" office:value-type="float"/>
          <table:table-cell office:value="0.004841784238815308" office:value-type="float"/>
          <table:table-cell office:value="0.004841784238815308" office:value-type="float"/>
          <table:table-cell office:value="0.004841784238815308" office:value-type="float"/>
          <table:table-cell office:value="0.9086112515209439" office:value-type="float"/>
          <table:table-cell office:value="1" office:value-type="float"/>
          <table:table-cell office:value="0.48417842388153076" office:value-type="float"/>
        </table:table-row>
        <table:table-row>
          <table:table-cell office:value="0.009675074815750122" office:value-type="float"/>
          <table:table-cell office:value="0.009675074815750122" office:value-type="float"/>
          <table:table-cell office:value="0.009675074815750122" office:value-type="float"/>
          <table:table-cell office:value="0.009675074815750122" office:value-type="float"/>
          <table:table-cell office:value="0.009675074815750122" office:value-type="float"/>
          <table:table-cell office:value="0.009675074815750122" office:value-type="float"/>
          <table:table-cell office:value="0.8967721558288515" office:value-type="float"/>
          <table:table-cell office:value="2" office:value-type="float"/>
          <table:table-cell office:value="0.48332905769348145" office:value-type="float"/>
        </table:table-row>
        <table:table-row>
          <table:table-cell office:value="0.014626193046569824" office:value-type="float"/>
          <table:table-cell office:value="0.014626193046569824" office:value-type="float"/>
          <table:table-cell office:value="0.014626193046569824" office:value-type="float"/>
          <table:table-cell office:value="0.014626193046569824" office:value-type="float"/>
          <table:table-cell office:value="0.014626193046569824" office:value-type="float"/>
          <table:table-cell office:value="0.014626193046569824" office:value-type="float"/>
          <table:table-cell office:value="0.8846444425071519" office:value-type="float"/>
          <table:table-cell office:value="3" office:value-type="float"/>
          <table:table-cell office:value="0.4951118230819702" office:value-type="float"/>
        </table:table-row>
        <table:table-row>
          <table:table-cell office:value="0.01956855058670044" office:value-type="float"/>
          <table:table-cell office:value="0.01956855058670044" office:value-type="float"/>
          <table:table-cell office:value="0.01956855058670044" office:value-type="float"/>
          <table:table-cell office:value="0.01956855058670044" office:value-type="float"/>
          <table:table-cell office:value="0.01956855058670044" office:value-type="float"/>
          <table:table-cell office:value="0.01956855058670044" office:value-type="float"/>
          <table:table-cell office:value="0.8725381884074348" office:value-type="float"/>
          <table:table-cell office:value="4" office:value-type="float"/>
          <table:table-cell office:value="0.4942357540130615" office:value-type="float"/>
        </table:table-row>
        <table:table-row>
          <table:table-cell office:value="0.024627563953399656" office:value-type="float"/>
          <table:table-cell office:value="0.024627563953399656" office:value-type="float"/>
          <table:table-cell office:value="0.024627563953399656" office:value-type="float"/>
          <table:table-cell office:value="0.024627563953399656" office:value-type="float"/>
          <table:table-cell office:value="0.024627563953399656" office:value-type="float"/>
          <table:table-cell office:value="0.024627563953399656" office:value-type="float"/>
          <table:table-cell office:value="0.8601461870571021" office:value-type="float"/>
          <table:table-cell office:value="5" office:value-type="float"/>
          <table:table-cell office:value="0.5059013366699219" office:value-type="float"/>
        </table:table-row>
        <table:table-row>
          <table:table-cell office:value="0.029677870273590087" office:value-type="float"/>
          <table:table-cell office:value="0.029677870273590087" office:value-type="float"/>
          <table:table-cell office:value="0.029677870273590087" office:value-type="float"/>
          <table:table-cell office:value="0.029677870273590087" office:value-type="float"/>
          <table:table-cell office:value="0.029677870273590087" office:value-type="float"/>
          <table:table-cell office:value="0.029677870273590087" office:value-type="float"/>
          <table:table-cell office:value="0.8477755135278826" office:value-type="float"/>
          <table:table-cell office:value="6" office:value-type="float"/>
          <table:table-cell office:value="0.505030632019043" office:value-type="float"/>
        </table:table-row>
        <table:table-row>
          <table:table-cell office:value="0.034844967126846316" office:value-type="float"/>
          <table:table-cell office:value="0.034844967126846316" office:value-type="float"/>
          <table:table-cell office:value="0.034844967126846316" office:value-type="float"/>
          <table:table-cell office:value="0.034844967126846316" office:value-type="float"/>
          <table:table-cell office:value="0.034844967126846316" office:value-type="float"/>
          <table:table-cell office:value="0.034844967126846316" office:value-type="float"/>
          <table:table-cell office:value="0.8351187627858643" office:value-type="float"/>
          <table:table-cell office:value="7" office:value-type="float"/>
          <table:table-cell office:value="0.5167096853256226" office:value-type="float"/>
        </table:table-row>
        <table:table-row>
          <table:table-cell office:value="0.040004185438156134" office:value-type="float"/>
          <table:table-cell office:value="0.040004185438156134" office:value-type="float"/>
          <table:table-cell office:value="0.040004185438156134" office:value-type="float"/>
          <table:table-cell office:value="0.040004185438156134" office:value-type="float"/>
          <table:table-cell office:value="0.040004185438156134" office:value-type="float"/>
          <table:table-cell office:value="0.040004185438156134" office:value-type="float"/>
          <table:table-cell office:value="0.8224813104515317" office:value-type="float"/>
          <table:table-cell office:value="8" office:value-type="float"/>
          <table:table-cell office:value="0.5159218311309814" office:value-type="float"/>
        </table:table-row>
        <table:table-row>
          <table:table-cell office:value="0.0452807629108429" office:value-type="float"/>
          <table:table-cell office:value="0.0452807629108429" office:value-type="float"/>
          <table:table-cell office:value="0.0452807629108429" office:value-type="float"/>
          <table:table-cell office:value="0.0452807629108429" office:value-type="float"/>
          <table:table-cell office:value="0.0452807629108429" office:value-type="float"/>
          <table:table-cell office:value="0.0452807629108429" office:value-type="float"/>
          <table:table-cell office:value="0.8095563880551846" office:value-type="float"/>
          <table:table-cell office:value="9" office:value-type="float"/>
          <table:table-cell office:value="0.527657747268676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0" office:value-type="float"/>
          <table:table-cell office:value="0.52693521976470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1" office:value-type="float"/>
          <table:table-cell office:value="0.53863310813903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2" office:value-type="float"/>
          <table:table-cell office:value="0.53863310813903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3" office:value-type="float"/>
          <table:table-cell office:value="0.550851702690124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4" office:value-type="float"/>
          <table:table-cell office:value="0.550851702690124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5" office:value-type="float"/>
          <table:table-cell office:value="0.562962770462036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6" office:value-type="float"/>
          <table:table-cell office:value="0.562962770462036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7" office:value-type="float"/>
          <table:table-cell office:value="0.574937939643859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8" office:value-type="float"/>
          <table:table-cell office:value="0.574937939643859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19" office:value-type="float"/>
          <table:table-cell office:value="0.586749076843261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979966652115325" office:value-type="float"/>
          <table:table-cell office:value="20" office:value-type="float"/>
          <table:table-cell office:value="0.5867490768432617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056463718414307" office:value-type="float"/>
          <table:table-cell office:value="0.006056463718414307" office:value-type="float"/>
          <table:table-cell office:value="0.006056463718414307" office:value-type="float"/>
          <table:table-cell office:value="0.006056463718414307" office:value-type="float"/>
          <table:table-cell office:value="0.006056463718414307" office:value-type="float"/>
          <table:table-cell office:value="0.006056463718414307" office:value-type="float"/>
          <table:table-cell office:value="0.8680793753077234" office:value-type="float"/>
          <table:table-cell office:value="1" office:value-type="float"/>
          <table:table-cell office:value="0.6056463718414307" office:value-type="float"/>
        </table:table-row>
        <table:table-row>
          <table:table-cell office:value="0.012103443145751954" office:value-type="float"/>
          <table:table-cell office:value="0.012103443145751954" office:value-type="float"/>
          <table:table-cell office:value="0.012103443145751954" office:value-type="float"/>
          <table:table-cell office:value="0.012103443145751954" office:value-type="float"/>
          <table:table-cell office:value="0.012103443145751954" office:value-type="float"/>
          <table:table-cell office:value="0.012103443145751954" office:value-type="float"/>
          <table:table-cell office:value="0.853267361225639" office:value-type="float"/>
          <table:table-cell office:value="2" office:value-type="float"/>
          <table:table-cell office:value="0.6046979427337646" office:value-type="float"/>
        </table:table-row>
        <table:table-row>
          <table:table-cell office:value="0.01825209975242615" office:value-type="float"/>
          <table:table-cell office:value="0.01825209975242615" office:value-type="float"/>
          <table:table-cell office:value="0.01825209975242615" office:value-type="float"/>
          <table:table-cell office:value="0.01825209975242615" office:value-type="float"/>
          <table:table-cell office:value="0.01825209975242615" office:value-type="float"/>
          <table:table-cell office:value="0.01825209975242615" office:value-type="float"/>
          <table:table-cell office:value="0.8382062899356945" office:value-type="float"/>
          <table:table-cell office:value="3" office:value-type="float"/>
          <table:table-cell office:value="0.6148656606674194" office:value-type="float"/>
        </table:table-row>
        <table:table-row>
          <table:table-cell office:value="0.024391235113143922" office:value-type="float"/>
          <table:table-cell office:value="0.024391235113143922" office:value-type="float"/>
          <table:table-cell office:value="0.024391235113143922" office:value-type="float"/>
          <table:table-cell office:value="0.024391235113143922" office:value-type="float"/>
          <table:table-cell office:value="0.024391235113143922" office:value-type="float"/>
          <table:table-cell office:value="0.024391235113143922" office:value-type="float"/>
          <table:table-cell office:value="0.8231685408400589" office:value-type="float"/>
          <table:table-cell office:value="4" office:value-type="float"/>
          <table:table-cell office:value="0.6139135360717773" office:value-type="float"/>
        </table:table-row>
        <table:table-row>
          <table:table-cell office:value="0.030630215406417846" office:value-type="float"/>
          <table:table-cell office:value="0.030630215406417846" office:value-type="float"/>
          <table:table-cell office:value="0.030630215406417846" office:value-type="float"/>
          <table:table-cell office:value="0.030630215406417846" office:value-type="float"/>
          <table:table-cell office:value="0.030630215406417846" office:value-type="float"/>
          <table:table-cell office:value="0.030630215406417846" office:value-type="float"/>
          <table:table-cell office:value="0.807886222606258" office:value-type="float"/>
          <table:table-cell office:value="5" office:value-type="float"/>
          <table:table-cell office:value="0.6238980293273926" office:value-type="float"/>
        </table:table-row>
        <table:table-row>
          <table:table-cell office:value="0.03686010479927063" office:value-type="float"/>
          <table:table-cell office:value="0.03686010479927063" office:value-type="float"/>
          <table:table-cell office:value="0.03686010479927063" office:value-type="float"/>
          <table:table-cell office:value="0.03686010479927063" office:value-type="float"/>
          <table:table-cell office:value="0.03686010479927063" office:value-type="float"/>
          <table:table-cell office:value="0.03686010479927063" office:value-type="float"/>
          <table:table-cell office:value="0.7926261724397914" office:value-type="float"/>
          <table:table-cell office:value="6" office:value-type="float"/>
          <table:table-cell office:value="0.6229889392852783" office:value-type="float"/>
        </table:table-row>
        <table:table-row>
          <table:table-cell office:value="0.043189889192581175" office:value-type="float"/>
          <table:table-cell office:value="0.043189889192581175" office:value-type="float"/>
          <table:table-cell office:value="0.043189889192581175" office:value-type="float"/>
          <table:table-cell office:value="0.043189889192581175" office:value-type="float"/>
          <table:table-cell office:value="0.043189889192581175" office:value-type="float"/>
          <table:table-cell office:value="0.043189889192581175" office:value-type="float"/>
          <table:table-cell office:value="0.7771214304943481" office:value-type="float"/>
          <table:table-cell office:value="7" office:value-type="float"/>
          <table:table-cell office:value="0.6329784393310547" office:value-type="float"/>
        </table:table-row>
        <table:table-row>
          <table:table-cell office:value="0.04951266407966613" office:value-type="float"/>
          <table:table-cell office:value="0.04951266407966613" office:value-type="float"/>
          <table:table-cell office:value="0.04951266407966613" office:value-type="float"/>
          <table:table-cell office:value="0.04951266407966613" office:value-type="float"/>
          <table:table-cell office:value="0.04951266407966613" office:value-type="float"/>
          <table:table-cell office:value="0.04951266407966613" office:value-type="float"/>
          <table:table-cell office:value="0.7616338582625064" office:value-type="float"/>
          <table:table-cell office:value="8" office:value-type="float"/>
          <table:table-cell office:value="0.632277488708496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9" office:value-type="float"/>
          <table:table-cell office:value="0.642089843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0" office:value-type="float"/>
          <table:table-cell office:value="0.642037868499755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1" office:value-type="float"/>
          <table:table-cell office:value="0.65226769447326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2" office:value-type="float"/>
          <table:table-cell office:value="0.65226769447326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3" office:value-type="float"/>
          <table:table-cell office:value="0.662199020385742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4" office:value-type="float"/>
          <table:table-cell office:value="0.662199020385742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5" office:value-type="float"/>
          <table:table-cell office:value="0.6718211174011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6" office:value-type="float"/>
          <table:table-cell office:value="0.6718211174011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7" office:value-type="float"/>
          <table:table-cell office:value="0.68113601207733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8" office:value-type="float"/>
          <table:table-cell office:value="0.68113601207733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19" office:value-type="float"/>
          <table:table-cell office:value="0.690050005912780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604401339243588" office:value-type="float"/>
          <table:table-cell office:value="20" office:value-type="float"/>
          <table:table-cell office:value="0.6900500059127808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03220009803772" office:value-type="float"/>
          <table:table-cell office:value="0.00703220009803772" office:value-type="float"/>
          <table:table-cell office:value="0.00703220009803772" office:value-type="float"/>
          <table:table-cell office:value="0.00703220009803772" office:value-type="float"/>
          <table:table-cell office:value="0.00703220009803772" office:value-type="float"/>
          <table:table-cell office:value="0.00703220009803772" office:value-type="float"/>
          <table:table-cell office:value="0.9151694494763264" office:value-type="float"/>
          <table:table-cell office:value="1" office:value-type="float"/>
          <table:table-cell office:value="0.703220009803772" office:value-type="float"/>
        </table:table-row>
        <table:table-row>
          <table:table-cell office:value="0.014055997133255005" office:value-type="float"/>
          <table:table-cell office:value="0.014055997133255005" office:value-type="float"/>
          <table:table-cell office:value="0.014055997133255005" office:value-type="float"/>
          <table:table-cell office:value="0.014055997133255005" office:value-type="float"/>
          <table:table-cell office:value="0.014055997133255005" office:value-type="float"/>
          <table:table-cell office:value="0.014055997133255005" office:value-type="float"/>
          <table:table-cell office:value="0.932374168269482" office:value-type="float"/>
          <table:table-cell office:value="2" office:value-type="float"/>
          <table:table-cell office:value="0.7023797035217285" office:value-type="float"/>
        </table:table-row>
        <table:table-row>
          <table:table-cell office:value="0.021152557134628297" office:value-type="float"/>
          <table:table-cell office:value="0.021152557134628297" office:value-type="float"/>
          <table:table-cell office:value="0.021152557134628297" office:value-type="float"/>
          <table:table-cell office:value="0.021152557134628297" office:value-type="float"/>
          <table:table-cell office:value="0.021152557134628297" office:value-type="float"/>
          <table:table-cell office:value="0.021152557134628297" office:value-type="float"/>
          <table:table-cell office:value="0.9497571192018913" office:value-type="float"/>
          <table:table-cell office:value="3" office:value-type="float"/>
          <table:table-cell office:value="0.7096560001373291" office:value-type="float"/>
        </table:table-row>
        <table:table-row>
          <table:table-cell office:value="0.028240970373153686" office:value-type="float"/>
          <table:table-cell office:value="0.028240970373153686" office:value-type="float"/>
          <table:table-cell office:value="0.028240970373153686" office:value-type="float"/>
          <table:table-cell office:value="0.028240970373153686" office:value-type="float"/>
          <table:table-cell office:value="0.028240970373153686" office:value-type="float"/>
          <table:table-cell office:value="0.028240970373153686" office:value-type="float"/>
          <table:table-cell office:value="0.9671201147222678" office:value-type="float"/>
          <table:table-cell office:value="4" office:value-type="float"/>
          <table:table-cell office:value="0.7088413238525391" office:value-type="float"/>
        </table:table-row>
        <table:table-row>
          <table:table-cell office:value="0.03539924025535583" office:value-type="float"/>
          <table:table-cell office:value="0.03539924025535583" office:value-type="float"/>
          <table:table-cell office:value="0.03539924025535583" office:value-type="float"/>
          <table:table-cell office:value="0.03539924025535583" office:value-type="float"/>
          <table:table-cell office:value="0.03539924025535583" office:value-type="float"/>
          <table:table-cell office:value="0.03539924025535583" office:value-type="float"/>
          <table:table-cell office:value="0.9846542233747957" office:value-type="float"/>
          <table:table-cell office:value="5" office:value-type="float"/>
          <table:table-cell office:value="0.7158269882202148" office:value-type="float"/>
        </table:table-row>
        <table:table-row>
          <table:table-cell office:value="0.0425502598285675" office:value-type="float"/>
          <table:table-cell office:value="0.0425502598285675" office:value-type="float"/>
          <table:table-cell office:value="0.0425502598285675" office:value-type="float"/>
          <table:table-cell office:value="0.0425502598285675" office:value-type="float"/>
          <table:table-cell office:value="0.0425502598285675" office:value-type="float"/>
          <table:table-cell office:value="0.0425502598285675" office:value-type="float"/>
          <table:table-cell office:value="0.9978294275301807" office:value-type="float"/>
          <table:table-cell office:value="6" office:value-type="float"/>
          <table:table-cell office:value="0.715101957321167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263946533203125" office:value-type="float"/>
          <table:table-cell office:value="0.007263946533203125" office:value-type="float"/>
          <table:table-cell office:value="0.007263946533203125" office:value-type="float"/>
          <table:table-cell office:value="0.007263946533203125" office:value-type="float"/>
          <table:table-cell office:value="0.007263946533203125" office:value-type="float"/>
          <table:table-cell office:value="0.007263946533203125" office:value-type="float"/>
          <table:table-cell office:value="0.9593944247537507" office:value-type="float"/>
          <table:table-cell office:value="1" office:value-type="float"/>
          <table:table-cell office:value="0.7263946533203125" office:value-type="float"/>
        </table:table-row>
        <table:table-row>
          <table:table-cell office:value="0.014519503116607668" office:value-type="float"/>
          <table:table-cell office:value="0.014519503116607668" office:value-type="float"/>
          <table:table-cell office:value="0.014519503116607668" office:value-type="float"/>
          <table:table-cell office:value="0.014519503116607668" office:value-type="float"/>
          <table:table-cell office:value="0.014519503116607668" office:value-type="float"/>
          <table:table-cell office:value="0.014519503116607668" office:value-type="float"/>
          <table:table-cell office:value="0.9771668361829832" office:value-type="float"/>
          <table:table-cell office:value="2" office:value-type="float"/>
          <table:table-cell office:value="0.7255556583404541" office:value-type="float"/>
        </table:table-row>
        <table:table-row>
          <table:table-cell office:value="0.021837232112884523" office:value-type="float"/>
          <table:table-cell office:value="0.021837232112884523" office:value-type="float"/>
          <table:table-cell office:value="0.021837232112884523" office:value-type="float"/>
          <table:table-cell office:value="0.021837232112884523" office:value-type="float"/>
          <table:table-cell office:value="0.021837232112884523" office:value-type="float"/>
          <table:table-cell office:value="0.021837232112884523" office:value-type="float"/>
          <table:table-cell office:value="0.9950915382998303" office:value-type="float"/>
          <table:table-cell office:value="3" office:value-type="float"/>
          <table:table-cell office:value="0.7317728996276855" office:value-type="float"/>
        </table:table-row>
        <table:table-row>
          <table:table-cell office:value="0.02914734125137329" office:value-type="float"/>
          <table:table-cell office:value="0.02914734125137329" office:value-type="float"/>
          <table:table-cell office:value="0.02914734125137329" office:value-type="float"/>
          <table:table-cell office:value="0.02914734125137329" office:value-type="float"/>
          <table:table-cell office:value="0.02914734125137329" office:value-type="float"/>
          <table:table-cell office:value="0.02914734125137329" office:value-type="float"/>
          <table:table-cell office:value="0.9870024243468158" office:value-type="float"/>
          <table:table-cell office:value="4" office:value-type="float"/>
          <table:table-cell office:value="0.731010913848877" office:value-type="float"/>
        </table:table-row>
        <table:table-row>
          <table:table-cell office:value="0.03651699542999268" office:value-type="float"/>
          <table:table-cell office:value="0.03651699542999268" office:value-type="float"/>
          <table:table-cell office:value="0.03651699542999268" office:value-type="float"/>
          <table:table-cell office:value="0.03651699542999268" office:value-type="float"/>
          <table:table-cell office:value="0.03651699542999268" office:value-type="float"/>
          <table:table-cell office:value="0.03651699542999268" office:value-type="float"/>
          <table:table-cell office:value="0.9689505320284285" office:value-type="float"/>
          <table:table-cell office:value="5" office:value-type="float"/>
          <table:table-cell office:value="0.7369654178619385" office:value-type="float"/>
        </table:table-row>
        <table:table-row>
          <table:table-cell office:value="0.04388034820556641" office:value-type="float"/>
          <table:table-cell office:value="0.04388034820556641" office:value-type="float"/>
          <table:table-cell office:value="0.04388034820556641" office:value-type="float"/>
          <table:table-cell office:value="0.04388034820556641" office:value-type="float"/>
          <table:table-cell office:value="0.04388034820556641" office:value-type="float"/>
          <table:table-cell office:value="0.04388034820556641" office:value-type="float"/>
          <table:table-cell office:value="0.9509140749321666" office:value-type="float"/>
          <table:table-cell office:value="6" office:value-type="float"/>
          <table:table-cell office:value="0.7363352775573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7" office:value-type="float"/>
          <table:table-cell office:value="0.74209833145141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8" office:value-type="float"/>
          <table:table-cell office:value="0.741670370101928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9" office:value-type="float"/>
          <table:table-cell office:value="0.74771952629089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0" office:value-type="float"/>
          <table:table-cell office:value="0.74771952629089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1" office:value-type="float"/>
          <table:table-cell office:value="0.753446578979492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2" office:value-type="float"/>
          <table:table-cell office:value="0.753446578979492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3" office:value-type="float"/>
          <table:table-cell office:value="0.75887680053710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4" office:value-type="float"/>
          <table:table-cell office:value="0.75887680053710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5" office:value-type="float"/>
          <table:table-cell office:value="0.764027357101440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6" office:value-type="float"/>
          <table:table-cell office:value="0.764027357101440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7" office:value-type="float"/>
          <table:table-cell office:value="0.768914699554443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8" office:value-type="float"/>
          <table:table-cell office:value="0.768914699554443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19" office:value-type="float"/>
          <table:table-cell office:value="0.773560523986816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59240506322968" office:value-type="float"/>
          <table:table-cell office:value="20" office:value-type="float"/>
          <table:table-cell office:value="0.7735605239868164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818162441253662" office:value-type="float"/>
          <table:table-cell office:value="0.007818162441253662" office:value-type="float"/>
          <table:table-cell office:value="0.007818162441253662" office:value-type="float"/>
          <table:table-cell office:value="0.007818162441253662" office:value-type="float"/>
          <table:table-cell office:value="0.007818162441253662" office:value-type="float"/>
          <table:table-cell office:value="0.007818162441253662" office:value-type="float"/>
          <table:table-cell office:value="0.9742131731004688" office:value-type="float"/>
          <table:table-cell office:value="1" office:value-type="float"/>
          <table:table-cell office:value="0.7818162441253662" office:value-type="float"/>
        </table:table-row>
        <table:table-row>
          <table:table-cell office:value="0.01562958359718323" office:value-type="float"/>
          <table:table-cell office:value="0.01562958359718323" office:value-type="float"/>
          <table:table-cell office:value="0.01562958359718323" office:value-type="float"/>
          <table:table-cell office:value="0.01562958359718323" office:value-type="float"/>
          <table:table-cell office:value="0.01562958359718323" office:value-type="float"/>
          <table:table-cell office:value="0.01562958359718323" office:value-type="float"/>
          <table:table-cell office:value="0.9550791771024598" office:value-type="float"/>
          <table:table-cell office:value="2" office:value-type="float"/>
          <table:table-cell office:value="0.7811421155929565" office:value-type="float"/>
        </table:table-row>
        <table:table-row>
          <table:table-cell office:value="0.02347598433494568" office:value-type="float"/>
          <table:table-cell office:value="0.02347598433494568" office:value-type="float"/>
          <table:table-cell office:value="0.02347598433494568" office:value-type="float"/>
          <table:table-cell office:value="0.02347598433494568" office:value-type="float"/>
          <table:table-cell office:value="0.02347598433494568" office:value-type="float"/>
          <table:table-cell office:value="0.02347598433494568" office:value-type="float"/>
          <table:table-cell office:value="0.9358594989775444" office:value-type="float"/>
          <table:table-cell office:value="3" office:value-type="float"/>
          <table:table-cell office:value="0.7846400737762451" office:value-type="float"/>
        </table:table-row>
        <table:table-row>
          <table:table-cell office:value="0.03131606936454773" office:value-type="float"/>
          <table:table-cell office:value="0.03131606936454773" office:value-type="float"/>
          <table:table-cell office:value="0.03131606936454773" office:value-type="float"/>
          <table:table-cell office:value="0.03131606936454773" office:value-type="float"/>
          <table:table-cell office:value="0.03131606936454773" office:value-type="float"/>
          <table:table-cell office:value="0.03131606936454773" office:value-type="float"/>
          <table:table-cell office:value="0.9166552911149861" office:value-type="float"/>
          <table:table-cell office:value="4" office:value-type="float"/>
          <table:table-cell office:value="0.7840085029602051" office:value-type="float"/>
        </table:table-row>
        <table:table-row>
          <table:table-cell office:value="0.039190248250961304" office:value-type="float"/>
          <table:table-cell office:value="0.039190248250961304" office:value-type="float"/>
          <table:table-cell office:value="0.039190248250961304" office:value-type="float"/>
          <table:table-cell office:value="0.039190248250961304" office:value-type="float"/>
          <table:table-cell office:value="0.039190248250961304" office:value-type="float"/>
          <table:table-cell office:value="0.039190248250961304" office:value-type="float"/>
          <table:table-cell office:value="0.8973675706998763" office:value-type="float"/>
          <table:table-cell office:value="5" office:value-type="float"/>
          <table:table-cell office:value="0.7874178886413574" office:value-type="float"/>
        </table:table-row>
        <table:table-row>
          <table:table-cell office:value="0.047059924602508546" office:value-type="float"/>
          <table:table-cell office:value="0.047059924602508546" office:value-type="float"/>
          <table:table-cell office:value="0.047059924602508546" office:value-type="float"/>
          <table:table-cell office:value="0.047059924602508546" office:value-type="float"/>
          <table:table-cell office:value="0.047059924602508546" office:value-type="float"/>
          <table:table-cell office:value="0.047059924602508546" office:value-type="float"/>
          <table:table-cell office:value="0.878090879197738" office:value-type="float"/>
          <table:table-cell office:value="6" office:value-type="float"/>
          <table:table-cell office:value="0.78696763515472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7" office:value-type="float"/>
          <table:table-cell office:value="0.79049301147460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8" office:value-type="float"/>
          <table:table-cell office:value="0.79037880897521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9" office:value-type="float"/>
          <table:table-cell office:value="0.79411530494689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0" office:value-type="float"/>
          <table:table-cell office:value="0.79411530494689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1" office:value-type="float"/>
          <table:table-cell office:value="0.79772353172302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2" office:value-type="float"/>
          <table:table-cell office:value="0.79772353172302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3" office:value-type="float"/>
          <table:table-cell office:value="0.80121350288391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4" office:value-type="float"/>
          <table:table-cell office:value="0.80121350288391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5" office:value-type="float"/>
          <table:table-cell office:value="0.804597258567810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6" office:value-type="float"/>
          <table:table-cell office:value="0.804597258567810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7" office:value-type="float"/>
          <table:table-cell office:value="0.807880640029907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8" office:value-type="float"/>
          <table:table-cell office:value="0.807880640029907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19" office:value-type="float"/>
          <table:table-cell office:value="0.81106829643249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08891946685735" office:value-type="float"/>
          <table:table-cell office:value="20" office:value-type="float"/>
          <table:table-cell office:value="0.8110682964324951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166807889938354" office:value-type="float"/>
          <table:table-cell office:value="0.008166807889938354" office:value-type="float"/>
          <table:table-cell office:value="0.008166807889938354" office:value-type="float"/>
          <table:table-cell office:value="0.008166807889938354" office:value-type="float"/>
          <table:table-cell office:value="0.008166807889938354" office:value-type="float"/>
          <table:table-cell office:value="0.008166807889938354" office:value-type="float"/>
          <table:table-cell office:value="0.9982439539072151" office:value-type="float"/>
          <table:table-cell office:value="1" office:value-type="float"/>
          <table:table-cell office:value="0.8166807889938354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168641328811645" office:value-type="float"/>
          <table:table-cell office:value="0.008168641328811645" office:value-type="float"/>
          <table:table-cell office:value="0.008168641328811645" office:value-type="float"/>
          <table:table-cell office:value="0.008168641328811645" office:value-type="float"/>
          <table:table-cell office:value="0.008168641328811645" office:value-type="float"/>
          <table:table-cell office:value="0.008168641328811645" office:value-type="float"/>
          <table:table-cell office:value="0.9366253782448773" office:value-type="float"/>
          <table:table-cell office:value="1" office:value-type="float"/>
          <table:table-cell office:value="0.8168641328811646" office:value-type="float"/>
        </table:table-row>
        <table:table-row>
          <table:table-cell office:value="0.016361458301544188" office:value-type="float"/>
          <table:table-cell office:value="0.016361458301544188" office:value-type="float"/>
          <table:table-cell office:value="0.016361458301544188" office:value-type="float"/>
          <table:table-cell office:value="0.016361458301544188" office:value-type="float"/>
          <table:table-cell office:value="0.016361458301544188" office:value-type="float"/>
          <table:table-cell office:value="0.016361458301544188" office:value-type="float"/>
          <table:table-cell office:value="0.916557157105669" office:value-type="float"/>
          <table:table-cell office:value="2" office:value-type="float"/>
          <table:table-cell office:value="0.8192816972732544" office:value-type="float"/>
        </table:table-row>
        <table:table-row>
          <table:table-cell office:value="0.024549272060394284" office:value-type="float"/>
          <table:table-cell office:value="0.024549272060394284" office:value-type="float"/>
          <table:table-cell office:value="0.024549272060394284" office:value-type="float"/>
          <table:table-cell office:value="0.024549272060394284" office:value-type="float"/>
          <table:table-cell office:value="0.024549272060394284" office:value-type="float"/>
          <table:table-cell office:value="0.024549272060394284" office:value-type="float"/>
          <table:table-cell office:value="0.8965011912875468" office:value-type="float"/>
          <table:table-cell office:value="3" office:value-type="float"/>
          <table:table-cell office:value="0.8187813758850098" office:value-type="float"/>
        </table:table-row>
        <table:table-row>
          <table:table-cell office:value="0.03276081323623657" office:value-type="float"/>
          <table:table-cell office:value="0.03276081323623657" office:value-type="float"/>
          <table:table-cell office:value="0.03276081323623657" office:value-type="float"/>
          <table:table-cell office:value="0.03276081323623657" office:value-type="float"/>
          <table:table-cell office:value="0.03276081323623657" office:value-type="float"/>
          <table:table-cell office:value="0.03276081323623657" office:value-type="float"/>
          <table:table-cell office:value="0.8763871054048793" office:value-type="float"/>
          <table:table-cell office:value="4" office:value-type="float"/>
          <table:table-cell office:value="0.8211541175842285" office:value-type="float"/>
        </table:table-row>
        <table:table-row>
          <table:table-cell office:value="0.04096830248832703" office:value-type="float"/>
          <table:table-cell office:value="0.04096830248832703" office:value-type="float"/>
          <table:table-cell office:value="0.04096830248832703" office:value-type="float"/>
          <table:table-cell office:value="0.04096830248832703" office:value-type="float"/>
          <table:table-cell office:value="0.04096830248832703" office:value-type="float"/>
          <table:table-cell office:value="0.04096830248832703" office:value-type="float"/>
          <table:table-cell office:value="0.8562829446678806" office:value-type="float"/>
          <table:table-cell office:value="5" office:value-type="float"/>
          <table:table-cell office:value="0.8207489252090454" office:value-type="float"/>
        </table:table-row>
        <table:table-row>
          <table:table-cell office:value="0.049201176166534424" office:value-type="float"/>
          <table:table-cell office:value="0.049201176166534424" office:value-type="float"/>
          <table:table-cell office:value="0.049201176166534424" office:value-type="float"/>
          <table:table-cell office:value="0.049201176166534424" office:value-type="float"/>
          <table:table-cell office:value="0.049201176166534424" office:value-type="float"/>
          <table:table-cell office:value="0.049201176166534424" office:value-type="float"/>
          <table:table-cell office:value="0.8361166050394819" office:value-type="float"/>
          <table:table-cell office:value="6" office:value-type="float"/>
          <table:table-cell office:value="0.82328736782073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7" office:value-type="float"/>
          <table:table-cell office:value="0.82310795783996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8" office:value-type="float"/>
          <table:table-cell office:value="0.82583916187286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9" office:value-type="float"/>
          <table:table-cell office:value="0.82583916187286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0" office:value-type="float"/>
          <table:table-cell office:value="0.828501462936401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1" office:value-type="float"/>
          <table:table-cell office:value="0.828501462936401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2" office:value-type="float"/>
          <table:table-cell office:value="0.831071853637695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3" office:value-type="float"/>
          <table:table-cell office:value="0.831071853637695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4" office:value-type="float"/>
          <table:table-cell office:value="0.83354949951171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5" office:value-type="float"/>
          <table:table-cell office:value="0.83354949951171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6" office:value-type="float"/>
          <table:table-cell office:value="0.835928082466125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7" office:value-type="float"/>
          <table:table-cell office:value="0.835928082466125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8" office:value-type="float"/>
          <table:table-cell office:value="0.83820319175720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19" office:value-type="float"/>
          <table:table-cell office:value="0.83820319175720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41598942531173" office:value-type="float"/>
          <table:table-cell office:value="20" office:value-type="float"/>
          <table:table-cell office:value="0.8403713703155518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419800996780396" office:value-type="float"/>
          <table:table-cell office:value="0.008419800996780396" office:value-type="float"/>
          <table:table-cell office:value="0.008419800996780396" office:value-type="float"/>
          <table:table-cell office:value="0.008419800996780396" office:value-type="float"/>
          <table:table-cell office:value="0.008419800996780396" office:value-type="float"/>
          <table:table-cell office:value="0.008419800996780396" office:value-type="float"/>
          <table:table-cell office:value="0.982220128962555" office:value-type="float"/>
          <table:table-cell office:value="1" office:value-type="float"/>
          <table:table-cell office:value="0.8419800996780396" office:value-type="float"/>
        </table:table-row>
        <table:table-row>
          <table:table-cell office:value="0.0168553364276886" office:value-type="float"/>
          <table:table-cell office:value="0.0168553364276886" office:value-type="float"/>
          <table:table-cell office:value="0.0168553364276886" office:value-type="float"/>
          <table:table-cell office:value="0.0168553364276886" office:value-type="float"/>
          <table:table-cell office:value="0.0168553364276886" office:value-type="float"/>
          <table:table-cell office:value="0.0168553364276886" office:value-type="float"/>
          <table:table-cell office:value="0.9615573714496612" office:value-type="float"/>
          <table:table-cell office:value="2" office:value-type="float"/>
          <table:table-cell office:value="0.8435535430908203" office:value-type="float"/>
        </table:table-row>
        <table:table-row>
          <table:table-cell office:value="0.02528696656227112" office:value-type="float"/>
          <table:table-cell office:value="0.02528696656227112" office:value-type="float"/>
          <table:table-cell office:value="0.02528696656227112" office:value-type="float"/>
          <table:table-cell office:value="0.02528696656227112" office:value-type="float"/>
          <table:table-cell office:value="0.02528696656227112" office:value-type="float"/>
          <table:table-cell office:value="0.02528696656227112" office:value-type="float"/>
          <table:table-cell office:value="0.9409041799200598" office:value-type="float"/>
          <table:table-cell office:value="3" office:value-type="float"/>
          <table:table-cell office:value="0.843163013458252" office:value-type="float"/>
        </table:table-row>
        <table:table-row>
          <table:table-cell office:value="0.03373395085334778" office:value-type="float"/>
          <table:table-cell office:value="0.03373395085334778" office:value-type="float"/>
          <table:table-cell office:value="0.03373395085334778" office:value-type="float"/>
          <table:table-cell office:value="0.03373395085334778" office:value-type="float"/>
          <table:table-cell office:value="0.03373395085334778" office:value-type="float"/>
          <table:table-cell office:value="0.03373395085334778" office:value-type="float"/>
          <table:table-cell office:value="0.9202133785416169" office:value-type="float"/>
          <table:table-cell office:value="4" office:value-type="float"/>
          <table:table-cell office:value="0.844698429107666" office:value-type="float"/>
        </table:table-row>
        <table:table-row>
          <table:table-cell office:value="0.042178081274032594" office:value-type="float"/>
          <table:table-cell office:value="0.042178081274032594" office:value-type="float"/>
          <table:table-cell office:value="0.042178081274032594" office:value-type="float"/>
          <table:table-cell office:value="0.042178081274032594" office:value-type="float"/>
          <table:table-cell office:value="0.042178081274032594" office:value-type="float"/>
          <table:table-cell office:value="0.042178081274032594" office:value-type="float"/>
          <table:table-cell office:value="0.899529567689426" office:value-type="float"/>
          <table:table-cell office:value="5" office:value-type="float"/>
          <table:table-cell office:value="0.844413042068481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6" office:value-type="float"/>
          <table:table-cell office:value="0.846067905426025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7" office:value-type="float"/>
          <table:table-cell office:value="0.845997095108032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8" office:value-type="float"/>
          <table:table-cell office:value="0.84772872924804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9" office:value-type="float"/>
          <table:table-cell office:value="0.84772872924804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0" office:value-type="float"/>
          <table:table-cell office:value="0.849359512329101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1" office:value-type="float"/>
          <table:table-cell office:value="0.849359512329101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2" office:value-type="float"/>
          <table:table-cell office:value="0.85090076923370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3" office:value-type="float"/>
          <table:table-cell office:value="0.85090076923370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4" office:value-type="float"/>
          <table:table-cell office:value="0.852359294891357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5" office:value-type="float"/>
          <table:table-cell office:value="0.852359294891357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6" office:value-type="float"/>
          <table:table-cell office:value="0.853741407394409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7" office:value-type="float"/>
          <table:table-cell office:value="0.853741407394409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8" office:value-type="float"/>
          <table:table-cell office:value="0.855059623718261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19" office:value-type="float"/>
          <table:table-cell office:value="0.855059623718261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03698580012852" office:value-type="float"/>
          <table:table-cell office:value="20" office:value-type="float"/>
          <table:table-cell office:value="0.8563175201416016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575072288513183" office:value-type="float"/>
          <table:table-cell office:value="0.008575072288513183" office:value-type="float"/>
          <table:table-cell office:value="0.008575072288513183" office:value-type="float"/>
          <table:table-cell office:value="0.008575072288513183" office:value-type="float"/>
          <table:table-cell office:value="0.008575072288513183" office:value-type="float"/>
          <table:table-cell office:value="0.008575072288513183" office:value-type="float"/>
          <table:table-cell office:value="0.9635611771829278" office:value-type="float"/>
          <table:table-cell office:value="1" office:value-type="float"/>
          <table:table-cell office:value="0.8575072288513184" office:value-type="float"/>
        </table:table-row>
        <table:table-row>
          <table:table-cell office:value="0.0171583890914917" office:value-type="float"/>
          <table:table-cell office:value="0.0171583890914917" office:value-type="float"/>
          <table:table-cell office:value="0.0171583890914917" office:value-type="float"/>
          <table:table-cell office:value="0.0171583890914917" office:value-type="float"/>
          <table:table-cell office:value="0.0171583890914917" office:value-type="float"/>
          <table:table-cell office:value="0.0171583890914917" office:value-type="float"/>
          <table:table-cell office:value="0.9845859236508822" office:value-type="float"/>
          <table:table-cell office:value="2" office:value-type="float"/>
          <table:table-cell office:value="0.8583316802978516" office:value-type="float"/>
        </table:table-row>
        <table:table-row>
          <table:table-cell office:value="0.025738306045532226" office:value-type="float"/>
          <table:table-cell office:value="0.025738306045532226" office:value-type="float"/>
          <table:table-cell office:value="0.025738306045532226" office:value-type="float"/>
          <table:table-cell office:value="0.025738306045532226" office:value-type="float"/>
          <table:table-cell office:value="0.025738306045532226" office:value-type="float"/>
          <table:table-cell office:value="0.025738306045532226" office:value-type="float"/>
          <table:table-cell office:value="0.9943976577762641" office:value-type="float"/>
          <table:table-cell office:value="3" office:value-type="float"/>
          <table:table-cell office:value="0.8579916954040527" office:value-type="float"/>
        </table:table-row>
        <table:table-row>
          <table:table-cell office:value="0.03432667016983032" office:value-type="float"/>
          <table:table-cell office:value="0.03432667016983032" office:value-type="float"/>
          <table:table-cell office:value="0.03432667016983032" office:value-type="float"/>
          <table:table-cell office:value="0.03432667016983032" office:value-type="float"/>
          <table:table-cell office:value="0.03432667016983032" office:value-type="float"/>
          <table:table-cell office:value="0.03432667016983032" office:value-type="float"/>
          <table:table-cell office:value="0.9733605479465088" office:value-type="float"/>
          <table:table-cell office:value="4" office:value-type="float"/>
          <table:table-cell office:value="0.8588364124298096" office:value-type="float"/>
        </table:table-row>
        <table:table-row>
          <table:table-cell office:value="0.04291318416595459" office:value-type="float"/>
          <table:table-cell office:value="0.04291318416595459" office:value-type="float"/>
          <table:table-cell office:value="0.04291318416595459" office:value-type="float"/>
          <table:table-cell office:value="0.04291318416595459" office:value-type="float"/>
          <table:table-cell office:value="0.04291318416595459" office:value-type="float"/>
          <table:table-cell office:value="0.04291318416595459" office:value-type="float"/>
          <table:table-cell office:value="0.9523279699867382" office:value-type="float"/>
          <table:table-cell office:value="5" office:value-type="float"/>
          <table:table-cell office:value="0.858651399612426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6" office:value-type="float"/>
          <table:table-cell office:value="0.85963988304138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7" office:value-type="float"/>
          <table:table-cell office:value="0.85958480834960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8" office:value-type="float"/>
          <table:table-cell office:value="0.860667824745178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9" office:value-type="float"/>
          <table:table-cell office:value="0.860667824745178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0" office:value-type="float"/>
          <table:table-cell office:value="0.8617259263992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1" office:value-type="float"/>
          <table:table-cell office:value="0.8617259263992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2" office:value-type="float"/>
          <table:table-cell office:value="0.86276638507843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3" office:value-type="float"/>
          <table:table-cell office:value="0.86276638507843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4" office:value-type="float"/>
          <table:table-cell office:value="0.863791704177856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5" office:value-type="float"/>
          <table:table-cell office:value="0.863791704177856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6" office:value-type="float"/>
          <table:table-cell office:value="0.864805459976196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7" office:value-type="float"/>
          <table:table-cell office:value="0.864805459976196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8" office:value-type="float"/>
          <table:table-cell office:value="0.8658142089843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19" office:value-type="float"/>
          <table:table-cell office:value="0.8658142089843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9688872922506" office:value-type="float"/>
          <table:table-cell office:value="20" office:value-type="float"/>
          <table:table-cell office:value="0.866822361946106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679361343383788" office:value-type="float"/>
          <table:table-cell office:value="0.008679361343383788" office:value-type="float"/>
          <table:table-cell office:value="0.008679361343383788" office:value-type="float"/>
          <table:table-cell office:value="0.008679361343383788" office:value-type="float"/>
          <table:table-cell office:value="0.008679361343383788" office:value-type="float"/>
          <table:table-cell office:value="0.008679361343383788" office:value-type="float"/>
          <table:table-cell office:value="0.9991258973631729" office:value-type="float"/>
          <table:table-cell office:value="1" office:value-type="float"/>
          <table:table-cell office:value="0.8679361343383789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687818050384521" office:value-type="float"/>
          <table:table-cell office:value="0.008687818050384521" office:value-type="float"/>
          <table:table-cell office:value="0.008687818050384521" office:value-type="float"/>
          <table:table-cell office:value="0.008687818050384521" office:value-type="float"/>
          <table:table-cell office:value="0.008687818050384521" office:value-type="float"/>
          <table:table-cell office:value="0.008687818050384521" office:value-type="float"/>
          <table:table-cell office:value="0.9391520284320772" office:value-type="float"/>
          <table:table-cell office:value="1" office:value-type="float"/>
          <table:table-cell office:value="0.8687818050384521" office:value-type="float"/>
        </table:table-row>
        <table:table-row>
          <table:table-cell office:value="0.01737284421920776" office:value-type="float"/>
          <table:table-cell office:value="0.01737284421920776" office:value-type="float"/>
          <table:table-cell office:value="0.01737284421920776" office:value-type="float"/>
          <table:table-cell office:value="0.01737284421920776" office:value-type="float"/>
          <table:table-cell office:value="0.01737284421920776" office:value-type="float"/>
          <table:table-cell office:value="0.01737284421920776" office:value-type="float"/>
          <table:table-cell office:value="0.9604259109484132" office:value-type="float"/>
          <table:table-cell office:value="2" office:value-type="float"/>
          <table:table-cell office:value="0.8685026168823242" office:value-type="float"/>
        </table:table-row>
        <table:table-row>
          <table:table-cell office:value="0.026065369844436644" office:value-type="float"/>
          <table:table-cell office:value="0.026065369844436644" office:value-type="float"/>
          <table:table-cell office:value="0.026065369844436644" office:value-type="float"/>
          <table:table-cell office:value="0.026065369844436644" office:value-type="float"/>
          <table:table-cell office:value="0.026065369844436644" office:value-type="float"/>
          <table:table-cell office:value="0.026065369844436644" office:value-type="float"/>
          <table:table-cell office:value="0.9817181633062914" office:value-type="float"/>
          <table:table-cell office:value="3" office:value-type="float"/>
          <table:table-cell office:value="0.8692525625228882" office:value-type="float"/>
        </table:table-row>
        <table:table-row>
          <table:table-cell office:value="0.034755715131759644" office:value-type="float"/>
          <table:table-cell office:value="0.034755715131759644" office:value-type="float"/>
          <table:table-cell office:value="0.034755715131759644" office:value-type="float"/>
          <table:table-cell office:value="0.034755715131759644" office:value-type="float"/>
          <table:table-cell office:value="0.034755715131759644" office:value-type="float"/>
          <table:table-cell office:value="0.034755715131759644" office:value-type="float"/>
          <table:table-cell office:value="0.9969949250511668" office:value-type="float"/>
          <table:table-cell office:value="4" office:value-type="float"/>
          <table:table-cell office:value="0.8690345287322998" office:value-type="float"/>
        </table:table-row>
        <table:table-row>
          <table:table-cell office:value="0.043454848527908325" office:value-type="float"/>
          <table:table-cell office:value="0.043454848527908325" office:value-type="float"/>
          <table:table-cell office:value="0.043454848527908325" office:value-type="float"/>
          <table:table-cell office:value="0.043454848527908325" office:value-type="float"/>
          <table:table-cell office:value="0.043454848527908325" office:value-type="float"/>
          <table:table-cell office:value="0.043454848527908325" office:value-type="float"/>
          <table:table-cell office:value="0.9756864870261981" office:value-type="float"/>
          <table:table-cell office:value="5" office:value-type="float"/>
          <table:table-cell office:value="0.869913339614868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6" office:value-type="float"/>
          <table:table-cell office:value="0.869845867156982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7" office:value-type="float"/>
          <table:table-cell office:value="0.870887994766235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8" office:value-type="float"/>
          <table:table-cell office:value="0.870887994766235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9" office:value-type="float"/>
          <table:table-cell office:value="0.87196350097656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0" office:value-type="float"/>
          <table:table-cell office:value="0.87196350097656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1" office:value-type="float"/>
          <table:table-cell office:value="0.873061418533325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2" office:value-type="float"/>
          <table:table-cell office:value="0.873061418533325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3" office:value-type="float"/>
          <table:table-cell office:value="0.874186754226684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4" office:value-type="float"/>
          <table:table-cell office:value="0.874186754226684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5" office:value-type="float"/>
          <table:table-cell office:value="0.87534296512603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6" office:value-type="float"/>
          <table:table-cell office:value="0.87534296512603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7" office:value-type="float"/>
          <table:table-cell office:value="0.87653088569641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8" office:value-type="float"/>
          <table:table-cell office:value="0.87653088569641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19" office:value-type="float"/>
          <table:table-cell office:value="0.87775492668151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96542056303473" office:value-type="float"/>
          <table:table-cell office:value="20" office:value-type="float"/>
          <table:table-cell office:value="0.8777549266815186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797624111175538" office:value-type="float"/>
          <table:table-cell office:value="0.008797624111175538" office:value-type="float"/>
          <table:table-cell office:value="0.008797624111175538" office:value-type="float"/>
          <table:table-cell office:value="0.008797624111175538" office:value-type="float"/>
          <table:table-cell office:value="0.008797624111175538" office:value-type="float"/>
          <table:table-cell office:value="0.008797624111175538" office:value-type="float"/>
          <table:table-cell office:value="0.9855197627558372" office:value-type="float"/>
          <table:table-cell office:value="1" office:value-type="float"/>
          <table:table-cell office:value="0.8797624111175537" office:value-type="float"/>
        </table:table-row>
        <table:table-row>
          <table:table-cell office:value="0.01759316921234131" office:value-type="float"/>
          <table:table-cell office:value="0.01759316921234131" office:value-type="float"/>
          <table:table-cell office:value="0.01759316921234131" office:value-type="float"/>
          <table:table-cell office:value="0.01759316921234131" office:value-type="float"/>
          <table:table-cell office:value="0.01759316921234131" office:value-type="float"/>
          <table:table-cell office:value="0.01759316921234131" office:value-type="float"/>
          <table:table-cell office:value="0.9639751652483448" office:value-type="float"/>
          <table:table-cell office:value="2" office:value-type="float"/>
          <table:table-cell office:value="0.8795545101165771" office:value-type="float"/>
        </table:table-row>
        <table:table-row>
          <table:table-cell office:value="0.026399474143981937" office:value-type="float"/>
          <table:table-cell office:value="0.026399474143981937" office:value-type="float"/>
          <table:table-cell office:value="0.026399474143981937" office:value-type="float"/>
          <table:table-cell office:value="0.026399474143981937" office:value-type="float"/>
          <table:table-cell office:value="0.026399474143981937" office:value-type="float"/>
          <table:table-cell office:value="0.026399474143981937" office:value-type="float"/>
          <table:table-cell office:value="0.9424042116464701" office:value-type="float"/>
          <table:table-cell office:value="3" office:value-type="float"/>
          <table:table-cell office:value="0.8806304931640625" office:value-type="float"/>
        </table:table-row>
        <table:table-row>
          <table:table-cell office:value="0.03520430088043213" office:value-type="float"/>
          <table:table-cell office:value="0.03520430088043213" office:value-type="float"/>
          <table:table-cell office:value="0.03520430088043213" office:value-type="float"/>
          <table:table-cell office:value="0.03520430088043213" office:value-type="float"/>
          <table:table-cell office:value="0.03520430088043213" office:value-type="float"/>
          <table:table-cell office:value="0.03520430088043213" office:value-type="float"/>
          <table:table-cell office:value="0.9208368788685524" office:value-type="float"/>
          <table:table-cell office:value="4" office:value-type="float"/>
          <table:table-cell office:value="0.8804826736450195" office:value-type="float"/>
        </table:table-row>
        <table:table-row>
          <table:table-cell office:value="0.044022111892700194" office:value-type="float"/>
          <table:table-cell office:value="0.044022111892700194" office:value-type="float"/>
          <table:table-cell office:value="0.044022111892700194" office:value-type="float"/>
          <table:table-cell office:value="0.044022111892700194" office:value-type="float"/>
          <table:table-cell office:value="0.044022111892700194" office:value-type="float"/>
          <table:table-cell office:value="0.044022111892700194" office:value-type="float"/>
          <table:table-cell office:value="0.8992377412402012" office:value-type="float"/>
          <table:table-cell office:value="5" office:value-type="float"/>
          <table:table-cell office:value="0.88178110122680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6" office:value-type="float"/>
          <table:table-cell office:value="0.881831645965576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7" office:value-type="float"/>
          <table:table-cell office:value="0.8833079338073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8" office:value-type="float"/>
          <table:table-cell office:value="0.8833079338073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9" office:value-type="float"/>
          <table:table-cell office:value="0.88475251197814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0" office:value-type="float"/>
          <table:table-cell office:value="0.88475251197814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1" office:value-type="float"/>
          <table:table-cell office:value="0.88624584674835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2" office:value-type="float"/>
          <table:table-cell office:value="0.88624584674835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3" office:value-type="float"/>
          <table:table-cell office:value="0.887785434722900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4" office:value-type="float"/>
          <table:table-cell office:value="0.887785434722900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5" office:value-type="float"/>
          <table:table-cell office:value="0.88937032222747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6" office:value-type="float"/>
          <table:table-cell office:value="0.88937032222747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7" office:value-type="float"/>
          <table:table-cell office:value="0.890998840332031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8" office:value-type="float"/>
          <table:table-cell office:value="0.890998840332031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19" office:value-type="float"/>
          <table:table-cell office:value="0.892669200897216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845949656378648" office:value-type="float"/>
          <table:table-cell office:value="20" office:value-type="float"/>
          <table:table-cell office:value="0.8926692008972168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942755460739136" office:value-type="float"/>
          <table:table-cell office:value="0.008942755460739136" office:value-type="float"/>
          <table:table-cell office:value="0.008942755460739136" office:value-type="float"/>
          <table:table-cell office:value="0.008942755460739136" office:value-type="float"/>
          <table:table-cell office:value="0.008942755460739136" office:value-type="float"/>
          <table:table-cell office:value="0.008942755460739136" office:value-type="float"/>
          <table:table-cell office:value="0.9844050501144915" office:value-type="float"/>
          <table:table-cell office:value="1" office:value-type="float"/>
          <table:table-cell office:value="0.8942755460739136" office:value-type="float"/>
        </table:table-row>
        <table:table-row>
          <table:table-cell office:value="0.017884393930435182" office:value-type="float"/>
          <table:table-cell office:value="0.017884393930435182" office:value-type="float"/>
          <table:table-cell office:value="0.017884393930435182" office:value-type="float"/>
          <table:table-cell office:value="0.017884393930435182" office:value-type="float"/>
          <table:table-cell office:value="0.017884393930435182" office:value-type="float"/>
          <table:table-cell office:value="0.017884393930435182" office:value-type="float"/>
          <table:table-cell office:value="0.9936924981703126" office:value-type="float"/>
          <table:table-cell office:value="2" office:value-type="float"/>
          <table:table-cell office:value="0.8941638469696045" office:value-type="float"/>
        </table:table-row>
        <table:table-row>
          <table:table-cell office:value="0.02684198260307312" office:value-type="float"/>
          <table:table-cell office:value="0.02684198260307312" office:value-type="float"/>
          <table:table-cell office:value="0.02684198260307312" office:value-type="float"/>
          <table:table-cell office:value="0.02684198260307312" office:value-type="float"/>
          <table:table-cell office:value="0.02684198260307312" office:value-type="float"/>
          <table:table-cell office:value="0.02684198260307312" office:value-type="float"/>
          <table:table-cell office:value="0.9717509765966151" office:value-type="float"/>
          <table:table-cell office:value="3" office:value-type="float"/>
          <table:table-cell office:value="0.895758867263794" office:value-type="float"/>
        </table:table-row>
        <table:table-row>
          <table:table-cell office:value="0.03579911828041077" office:value-type="float"/>
          <table:table-cell office:value="0.03579911828041077" office:value-type="float"/>
          <table:table-cell office:value="0.03579911828041077" office:value-type="float"/>
          <table:table-cell office:value="0.03579911828041077" office:value-type="float"/>
          <table:table-cell office:value="0.03579911828041077" office:value-type="float"/>
          <table:table-cell office:value="0.03579911828041077" office:value-type="float"/>
          <table:table-cell office:value="0.9498105646302594" office:value-type="float"/>
          <table:table-cell office:value="4" office:value-type="float"/>
          <table:table-cell office:value="0.8957135677337646" office:value-type="float"/>
        </table:table-row>
        <table:table-row>
          <table:table-cell office:value="0.04477437376976014" office:value-type="float"/>
          <table:table-cell office:value="0.04477437376976014" office:value-type="float"/>
          <table:table-cell office:value="0.04477437376976014" office:value-type="float"/>
          <table:table-cell office:value="0.04477437376976014" office:value-type="float"/>
          <table:table-cell office:value="0.04477437376976014" office:value-type="float"/>
          <table:table-cell office:value="0.04477437376976014" office:value-type="float"/>
          <table:table-cell office:value="0.9278257683702397" office:value-type="float"/>
          <table:table-cell office:value="5" office:value-type="float"/>
          <table:table-cell office:value="0.897525548934936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6" office:value-type="float"/>
          <table:table-cell office:value="0.89768564701080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7" office:value-type="float"/>
          <table:table-cell office:value="0.89959156513214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8" office:value-type="float"/>
          <table:table-cell office:value="0.89959156513214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9" office:value-type="float"/>
          <table:table-cell office:value="0.90141558647155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0" office:value-type="float"/>
          <table:table-cell office:value="0.90141558647155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1" office:value-type="float"/>
          <table:table-cell office:value="0.903256416320800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2" office:value-type="float"/>
          <table:table-cell office:value="0.903256416320800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3" office:value-type="float"/>
          <table:table-cell office:value="0.90510928630828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4" office:value-type="float"/>
          <table:table-cell office:value="0.90510928630828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5" office:value-type="float"/>
          <table:table-cell office:value="0.9069648981094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6" office:value-type="float"/>
          <table:table-cell office:value="0.9069648981094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7" office:value-type="float"/>
          <table:table-cell office:value="0.90881538391113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8" office:value-type="float"/>
          <table:table-cell office:value="0.90881538391113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19" office:value-type="float"/>
          <table:table-cell office:value="0.910656332969665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50256505196483" office:value-type="float"/>
          <table:table-cell office:value="20" office:value-type="float"/>
          <table:table-cell office:value="0.9106563329696655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120852947235107" office:value-type="float"/>
          <table:table-cell office:value="0.009120852947235107" office:value-type="float"/>
          <table:table-cell office:value="0.009120852947235107" office:value-type="float"/>
          <table:table-cell office:value="0.009120852947235107" office:value-type="float"/>
          <table:table-cell office:value="0.009120852947235107" office:value-type="float"/>
          <table:table-cell office:value="0.009120852947235107" office:value-type="float"/>
          <table:table-cell office:value="0.8898964283428812" office:value-type="float"/>
          <table:table-cell office:value="1" office:value-type="float"/>
          <table:table-cell office:value="0.9120852947235107" office:value-type="float"/>
        </table:table-row>
        <table:table-row>
          <table:table-cell office:value="0.01824223756790161" office:value-type="float"/>
          <table:table-cell office:value="0.01824223756790161" office:value-type="float"/>
          <table:table-cell office:value="0.01824223756790161" office:value-type="float"/>
          <table:table-cell office:value="0.01824223756790161" office:value-type="float"/>
          <table:table-cell office:value="0.01824223756790161" office:value-type="float"/>
          <table:table-cell office:value="0.01824223756790161" office:value-type="float"/>
          <table:table-cell office:value="0.8675536902745784" office:value-type="float"/>
          <table:table-cell office:value="2" office:value-type="float"/>
          <table:table-cell office:value="0.9121384620666504" office:value-type="float"/>
        </table:table-row>
        <table:table-row>
          <table:table-cell office:value="0.027382320165634154" office:value-type="float"/>
          <table:table-cell office:value="0.027382320165634154" office:value-type="float"/>
          <table:table-cell office:value="0.027382320165634154" office:value-type="float"/>
          <table:table-cell office:value="0.027382320165634154" office:value-type="float"/>
          <table:table-cell office:value="0.027382320165634154" office:value-type="float"/>
          <table:table-cell office:value="0.027382320165634154" office:value-type="float"/>
          <table:table-cell office:value="0.8451651517032415" office:value-type="float"/>
          <table:table-cell office:value="3" office:value-type="float"/>
          <table:table-cell office:value="0.9140082597732544" office:value-type="float"/>
        </table:table-row>
        <table:table-row>
          <table:table-cell office:value="0.03652419924736023" office:value-type="float"/>
          <table:table-cell office:value="0.03652419924736023" office:value-type="float"/>
          <table:table-cell office:value="0.03652419924736023" office:value-type="float"/>
          <table:table-cell office:value="0.03652419924736023" office:value-type="float"/>
          <table:table-cell office:value="0.03652419924736023" office:value-type="float"/>
          <table:table-cell office:value="0.03652419924736023" office:value-type="float"/>
          <table:table-cell office:value="0.8227722126627894" office:value-type="float"/>
          <table:table-cell office:value="4" office:value-type="float"/>
          <table:table-cell office:value="0.9141879081726074" office:value-type="float"/>
        </table:table-row>
        <table:table-row>
          <table:table-cell office:value="0.04568569302558899" office:value-type="float"/>
          <table:table-cell office:value="0.04568569302558899" office:value-type="float"/>
          <table:table-cell office:value="0.04568569302558899" office:value-type="float"/>
          <table:table-cell office:value="0.04568569302558899" office:value-type="float"/>
          <table:table-cell office:value="0.04568569302558899" office:value-type="float"/>
          <table:table-cell office:value="0.04568569302558899" office:value-type="float"/>
          <table:table-cell office:value="0.8003312276244461" office:value-type="float"/>
          <table:table-cell office:value="5" office:value-type="float"/>
          <table:table-cell office:value="0.9161493778228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6" office:value-type="float"/>
          <table:table-cell office:value="0.916377305984497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7" office:value-type="float"/>
          <table:table-cell office:value="0.918288230895996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8" office:value-type="float"/>
          <table:table-cell office:value="0.918288230895996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9" office:value-type="float"/>
          <table:table-cell office:value="0.92003846168518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0" office:value-type="float"/>
          <table:table-cell office:value="0.92003846168518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1" office:value-type="float"/>
          <table:table-cell office:value="0.9217646121978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2" office:value-type="float"/>
          <table:table-cell office:value="0.9217646121978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3" office:value-type="float"/>
          <table:table-cell office:value="0.923462867736816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4" office:value-type="float"/>
          <table:table-cell office:value="0.923462867736816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5" office:value-type="float"/>
          <table:table-cell office:value="0.92513036727905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6" office:value-type="float"/>
          <table:table-cell office:value="0.92513036727905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7" office:value-type="float"/>
          <table:table-cell office:value="0.92675995826721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8" office:value-type="float"/>
          <table:table-cell office:value="0.92675995826721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19" office:value-type="float"/>
          <table:table-cell office:value="0.928346395492553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7897633769434085" office:value-type="float"/>
          <table:table-cell office:value="20" office:value-type="float"/>
          <table:table-cell office:value="0.9283463954925537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284437894821166" office:value-type="float"/>
          <table:table-cell office:value="0.009284437894821166" office:value-type="float"/>
          <table:table-cell office:value="0.009284437894821166" office:value-type="float"/>
          <table:table-cell office:value="0.009284437894821166" office:value-type="float"/>
          <table:table-cell office:value="0.009284437894821166" office:value-type="float"/>
          <table:table-cell office:value="0.009284437894821166" office:value-type="float"/>
          <table:table-cell office:value="0.9777510985508209" office:value-type="float"/>
          <table:table-cell office:value="1" office:value-type="float"/>
          <table:table-cell office:value="0.9284437894821167" office:value-type="float"/>
        </table:table-row>
        <table:table-row>
          <table:table-cell office:value="0.0185698139667511" office:value-type="float"/>
          <table:table-cell office:value="0.0185698139667511" office:value-type="float"/>
          <table:table-cell office:value="0.0185698139667511" office:value-type="float"/>
          <table:table-cell office:value="0.0185698139667511" office:value-type="float"/>
          <table:table-cell office:value="0.0185698139667511" office:value-type="float"/>
          <table:table-cell office:value="0.0185698139667511" office:value-type="float"/>
          <table:table-cell office:value="0.9995044680031024" office:value-type="float"/>
          <table:table-cell office:value="2" office:value-type="float"/>
          <table:table-cell office:value="0.9285376071929932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299113750457763" office:value-type="float"/>
          <table:table-cell office:value="0.009299113750457763" office:value-type="float"/>
          <table:table-cell office:value="0.009299113750457763" office:value-type="float"/>
          <table:table-cell office:value="0.009299113750457763" office:value-type="float"/>
          <table:table-cell office:value="0.009299113750457763" office:value-type="float"/>
          <table:table-cell office:value="0.009299113750457763" office:value-type="float"/>
          <table:table-cell office:value="0.9775035050521382" office:value-type="float"/>
          <table:table-cell office:value="1" office:value-type="float"/>
          <table:table-cell office:value="0.9299113750457764" office:value-type="float"/>
        </table:table-row>
        <table:table-row>
          <table:table-cell office:value="0.0185992431640625" office:value-type="float"/>
          <table:table-cell office:value="0.0185992431640625" office:value-type="float"/>
          <table:table-cell office:value="0.0185992431640625" office:value-type="float"/>
          <table:table-cell office:value="0.0185992431640625" office:value-type="float"/>
          <table:table-cell office:value="0.0185992431640625" office:value-type="float"/>
          <table:table-cell office:value="0.0185992431640625" office:value-type="float"/>
          <table:table-cell office:value="0.9997159233426809" office:value-type="float"/>
          <table:table-cell office:value="2" office:value-type="float"/>
          <table:table-cell office:value="0.9300129413604736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313086271286011" office:value-type="float"/>
          <table:table-cell office:value="0.009313086271286011" office:value-type="float"/>
          <table:table-cell office:value="0.009313086271286011" office:value-type="float"/>
          <table:table-cell office:value="0.009313086271286011" office:value-type="float"/>
          <table:table-cell office:value="0.009313086271286011" office:value-type="float"/>
          <table:table-cell office:value="0.009313086271286011" office:value-type="float"/>
          <table:table-cell office:value="0.9310792394073627" office:value-type="float"/>
          <table:table-cell office:value="1" office:value-type="float"/>
          <table:table-cell office:value="0.9313086271286011" office:value-type="float"/>
        </table:table-row>
        <table:table-row>
          <table:table-cell office:value="0.01862726330757141" office:value-type="float"/>
          <table:table-cell office:value="0.01862726330757141" office:value-type="float"/>
          <table:table-cell office:value="0.01862726330757141" office:value-type="float"/>
          <table:table-cell office:value="0.01862726330757141" office:value-type="float"/>
          <table:table-cell office:value="0.01862726330757141" office:value-type="float"/>
          <table:table-cell office:value="0.01862726330757141" office:value-type="float"/>
          <table:table-cell office:value="0.9538942205202104" office:value-type="float"/>
          <table:table-cell office:value="2" office:value-type="float"/>
          <table:table-cell office:value="0.93141770362854" office:value-type="float"/>
        </table:table-row>
        <table:table-row>
          <table:table-cell office:value="0.027956653833389283" office:value-type="float"/>
          <table:table-cell office:value="0.027956653833389283" office:value-type="float"/>
          <table:table-cell office:value="0.027956653833389283" office:value-type="float"/>
          <table:table-cell office:value="0.027956653833389283" office:value-type="float"/>
          <table:table-cell office:value="0.027956653833389283" office:value-type="float"/>
          <table:table-cell office:value="0.027956653833389283" office:value-type="float"/>
          <table:table-cell office:value="0.9767464669196199" office:value-type="float"/>
          <table:table-cell office:value="3" office:value-type="float"/>
          <table:table-cell office:value="0.9329390525817871" office:value-type="float"/>
        </table:table-row>
        <table:table-row>
          <table:table-cell office:value="0.037288137674331666" office:value-type="float"/>
          <table:table-cell office:value="0.037288137674331666" office:value-type="float"/>
          <table:table-cell office:value="0.037288137674331666" office:value-type="float"/>
          <table:table-cell office:value="0.037288137674331666" office:value-type="float"/>
          <table:table-cell office:value="0.037288137674331666" office:value-type="float"/>
          <table:table-cell office:value="0.037288137674331666" office:value-type="float"/>
          <table:table-cell office:value="0.9996038408729552" office:value-type="float"/>
          <table:table-cell office:value="4" office:value-type="float"/>
          <table:table-cell office:value="0.9331483840942383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340653419494629" office:value-type="float"/>
          <table:table-cell office:value="0.009340653419494629" office:value-type="float"/>
          <table:table-cell office:value="0.009340653419494629" office:value-type="float"/>
          <table:table-cell office:value="0.009340653419494629" office:value-type="float"/>
          <table:table-cell office:value="0.009340653419494629" office:value-type="float"/>
          <table:table-cell office:value="0.009340653419494629" office:value-type="float"/>
          <table:table-cell office:value="0.9394785166616347" office:value-type="float"/>
          <table:table-cell office:value="1" office:value-type="float"/>
          <table:table-cell office:value="0.9340653419494629" office:value-type="float"/>
        </table:table-row>
        <table:table-row>
          <table:table-cell office:value="0.018682537078857423" office:value-type="float"/>
          <table:table-cell office:value="0.018682537078857423" office:value-type="float"/>
          <table:table-cell office:value="0.018682537078857423" office:value-type="float"/>
          <table:table-cell office:value="0.018682537078857423" office:value-type="float"/>
          <table:table-cell office:value="0.018682537078857423" office:value-type="float"/>
          <table:table-cell office:value="0.018682537078857423" office:value-type="float"/>
          <table:table-cell office:value="0.9623613648635178" office:value-type="float"/>
          <table:table-cell office:value="2" office:value-type="float"/>
          <table:table-cell office:value="0.9341883659362793" office:value-type="float"/>
        </table:table-row>
        <table:table-row>
          <table:table-cell office:value="0.028039090633392334" office:value-type="float"/>
          <table:table-cell office:value="0.028039090633392334" office:value-type="float"/>
          <table:table-cell office:value="0.028039090633392334" office:value-type="float"/>
          <table:table-cell office:value="0.028039090633392334" office:value-type="float"/>
          <table:table-cell office:value="0.028039090633392334" office:value-type="float"/>
          <table:table-cell office:value="0.028039090633392334" office:value-type="float"/>
          <table:table-cell office:value="0.9852801468231525" office:value-type="float"/>
          <table:table-cell office:value="3" office:value-type="float"/>
          <table:table-cell office:value="0.9356553554534912" office:value-type="float"/>
        </table:table-row>
        <table:table-row>
          <table:table-cell office:value="0.03739773988723755" office:value-type="float"/>
          <table:table-cell office:value="0.03739773988723755" office:value-type="float"/>
          <table:table-cell office:value="0.03739773988723755" office:value-type="float"/>
          <table:table-cell office:value="0.03739773988723755" office:value-type="float"/>
          <table:table-cell office:value="0.03739773988723755" office:value-type="float"/>
          <table:table-cell office:value="0.03739773988723755" office:value-type="float"/>
          <table:table-cell office:value="0.9917959378232483" office:value-type="float"/>
          <table:table-cell office:value="4" office:value-type="float"/>
          <table:table-cell office:value="0.9358649253845215" office:value-type="float"/>
        </table:table-row>
        <table:table-row>
          <table:table-cell office:value="0.04677201509475708" office:value-type="float"/>
          <table:table-cell office:value="0.04677201509475708" office:value-type="float"/>
          <table:table-cell office:value="0.04677201509475708" office:value-type="float"/>
          <table:table-cell office:value="0.04677201509475708" office:value-type="float"/>
          <table:table-cell office:value="0.04677201509475708" office:value-type="float"/>
          <table:table-cell office:value="0.04677201509475708" office:value-type="float"/>
          <table:table-cell office:value="0.9688337468564024" office:value-type="float"/>
          <table:table-cell office:value="5" office:value-type="float"/>
          <table:table-cell office:value="0.93742752075195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6" office:value-type="float"/>
          <table:table-cell office:value="0.937759757041931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7" office:value-type="float"/>
          <table:table-cell office:value="0.93915796279907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8" office:value-type="float"/>
          <table:table-cell office:value="0.93915796279907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9" office:value-type="float"/>
          <table:table-cell office:value="0.940397143363952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0" office:value-type="float"/>
          <table:table-cell office:value="0.940397143363952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1" office:value-type="float"/>
          <table:table-cell office:value="0.94159793853759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2" office:value-type="float"/>
          <table:table-cell office:value="0.94159793853759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3" office:value-type="float"/>
          <table:table-cell office:value="0.94276094436645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4" office:value-type="float"/>
          <table:table-cell office:value="0.94276094436645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5" office:value-type="float"/>
          <table:table-cell office:value="0.94388663768768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6" office:value-type="float"/>
          <table:table-cell office:value="0.94388663768768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7" office:value-type="float"/>
          <table:table-cell office:value="0.944975137710571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8" office:value-type="float"/>
          <table:table-cell office:value="0.944975137710571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19" office:value-type="float"/>
          <table:table-cell office:value="0.946028232574462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9268309411511" office:value-type="float"/>
          <table:table-cell office:value="20" office:value-type="float"/>
          <table:table-cell office:value="0.9460282325744629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5734977722168" office:value-type="float"/>
          <table:table-cell office:value="0.00945734977722168" office:value-type="float"/>
          <table:table-cell office:value="0.00945734977722168" office:value-type="float"/>
          <table:table-cell office:value="0.00945734977722168" office:value-type="float"/>
          <table:table-cell office:value="0.00945734977722168" office:value-type="float"/>
          <table:table-cell office:value="0.00945734977722168" office:value-type="float"/>
          <table:table-cell office:value="0.9153537870037017" office:value-type="float"/>
          <table:table-cell office:value="1" office:value-type="float"/>
          <table:table-cell office:value="0.945734977722168" office:value-type="float"/>
        </table:table-row>
        <table:table-row>
          <table:table-cell office:value="0.01891695022583008" office:value-type="float"/>
          <table:table-cell office:value="0.01891695022583008" office:value-type="float"/>
          <table:table-cell office:value="0.01891695022583008" office:value-type="float"/>
          <table:table-cell office:value="0.01891695022583008" office:value-type="float"/>
          <table:table-cell office:value="0.01891695022583008" office:value-type="float"/>
          <table:table-cell office:value="0.01891695022583008" office:value-type="float"/>
          <table:table-cell office:value="0.8921825927340084" office:value-type="float"/>
          <table:table-cell office:value="2" office:value-type="float"/>
          <table:table-cell office:value="0.9459600448608398" office:value-type="float"/>
        </table:table-row>
        <table:table-row>
          <table:table-cell office:value="0.028389329910278323" office:value-type="float"/>
          <table:table-cell office:value="0.028389329910278323" office:value-type="float"/>
          <table:table-cell office:value="0.028389329910278323" office:value-type="float"/>
          <table:table-cell office:value="0.028389329910278323" office:value-type="float"/>
          <table:table-cell office:value="0.028389329910278323" office:value-type="float"/>
          <table:table-cell office:value="0.028389329910278323" office:value-type="float"/>
          <table:table-cell office:value="0.8689800958572046" office:value-type="float"/>
          <table:table-cell office:value="3" office:value-type="float"/>
          <table:table-cell office:value="0.9472379684448242" office:value-type="float"/>
        </table:table-row>
        <table:table-row>
          <table:table-cell office:value="0.037865008115768435" office:value-type="float"/>
          <table:table-cell office:value="0.037865008115768435" office:value-type="float"/>
          <table:table-cell office:value="0.037865008115768435" office:value-type="float"/>
          <table:table-cell office:value="0.037865008115768435" office:value-type="float"/>
          <table:table-cell office:value="0.037865008115768435" office:value-type="float"/>
          <table:table-cell office:value="0.037865008115768435" office:value-type="float"/>
          <table:table-cell office:value="0.8457695192869424" office:value-type="float"/>
          <table:table-cell office:value="4" office:value-type="float"/>
          <table:table-cell office:value="0.9475678205490112" office:value-type="float"/>
        </table:table-row>
        <table:table-row>
          <table:table-cell office:value="0.04735352158546448" office:value-type="float"/>
          <table:table-cell office:value="0.04735352158546448" office:value-type="float"/>
          <table:table-cell office:value="0.04735352158546448" office:value-type="float"/>
          <table:table-cell office:value="0.04735352158546448" office:value-type="float"/>
          <table:table-cell office:value="0.04735352158546448" office:value-type="float"/>
          <table:table-cell office:value="0.04735352158546448" office:value-type="float"/>
          <table:table-cell office:value="0.8225275028686619" office:value-type="float"/>
          <table:table-cell office:value="5" office:value-type="float"/>
          <table:table-cell office:value="0.948851346969604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6" office:value-type="float"/>
          <table:table-cell office:value="0.94918704032897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7" office:value-type="float"/>
          <table:table-cell office:value="0.950225353240966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8" office:value-type="float"/>
          <table:table-cell office:value="0.950225353240966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9" office:value-type="float"/>
          <table:table-cell office:value="0.951129198074340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0" office:value-type="float"/>
          <table:table-cell office:value="0.951129198074340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1" office:value-type="float"/>
          <table:table-cell office:value="0.95200729370117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2" office:value-type="float"/>
          <table:table-cell office:value="0.95200729370117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3" office:value-type="float"/>
          <table:table-cell office:value="0.95285999774932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4" office:value-type="float"/>
          <table:table-cell office:value="0.95285999774932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5" office:value-type="float"/>
          <table:table-cell office:value="0.95368766784667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6" office:value-type="float"/>
          <table:table-cell office:value="0.95368766784667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7" office:value-type="float"/>
          <table:table-cell office:value="0.954490900039672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8" office:value-type="float"/>
          <table:table-cell office:value="0.954490900039672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19" office:value-type="float"/>
          <table:table-cell office:value="0.95526933670043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60449811377601" office:value-type="float"/>
          <table:table-cell office:value="20" office:value-type="float"/>
          <table:table-cell office:value="0.9552693367004395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542515277862549" office:value-type="float"/>
          <table:table-cell office:value="0.009542515277862549" office:value-type="float"/>
          <table:table-cell office:value="0.009542515277862549" office:value-type="float"/>
          <table:table-cell office:value="0.009542515277862549" office:value-type="float"/>
          <table:table-cell office:value="0.009542515277862549" office:value-type="float"/>
          <table:table-cell office:value="0.009542515277862549" office:value-type="float"/>
          <table:table-cell office:value="0.9462049579759344" office:value-type="float"/>
          <table:table-cell office:value="1" office:value-type="float"/>
          <table:table-cell office:value="0.9542515277862549" office:value-type="float"/>
        </table:table-row>
        <table:table-row>
          <table:table-cell office:value="0.01908743381500244" office:value-type="float"/>
          <table:table-cell office:value="0.01908743381500244" office:value-type="float"/>
          <table:table-cell office:value="0.01908743381500244" office:value-type="float"/>
          <table:table-cell office:value="0.01908743381500244" office:value-type="float"/>
          <table:table-cell office:value="0.01908743381500244" office:value-type="float"/>
          <table:table-cell office:value="0.01908743381500244" office:value-type="float"/>
          <table:table-cell office:value="0.9228247779235091" office:value-type="float"/>
          <table:table-cell office:value="2" office:value-type="float"/>
          <table:table-cell office:value="0.9544918537139893" office:value-type="float"/>
        </table:table-row>
        <table:table-row>
          <table:table-cell office:value="0.02864282846450806" office:value-type="float"/>
          <table:table-cell office:value="0.02864282846450806" office:value-type="float"/>
          <table:table-cell office:value="0.02864282846450806" office:value-type="float"/>
          <table:table-cell office:value="0.02864282846450806" office:value-type="float"/>
          <table:table-cell office:value="0.02864282846450806" office:value-type="float"/>
          <table:table-cell office:value="0.02864282846450806" office:value-type="float"/>
          <table:table-cell office:value="0.8994189367412999" office:value-type="float"/>
          <table:table-cell office:value="3" office:value-type="float"/>
          <table:table-cell office:value="0.9555394649505615" office:value-type="float"/>
        </table:table-row>
        <table:table-row>
          <table:table-cell office:value="0.0382017469406128" office:value-type="float"/>
          <table:table-cell office:value="0.0382017469406128" office:value-type="float"/>
          <table:table-cell office:value="0.0382017469406128" office:value-type="float"/>
          <table:table-cell office:value="0.0382017469406128" office:value-type="float"/>
          <table:table-cell office:value="0.0382017469406128" office:value-type="float"/>
          <table:table-cell office:value="0.0382017469406128" office:value-type="float"/>
          <table:table-cell office:value="0.8760044639819807" office:value-type="float"/>
          <table:table-cell office:value="4" office:value-type="float"/>
          <table:table-cell office:value="0.9558918476104736" office:value-type="float"/>
        </table:table-row>
        <table:table-row>
          <table:table-cell office:value="0.04777120351791382" office:value-type="float"/>
          <table:table-cell office:value="0.04777120351791382" office:value-type="float"/>
          <table:table-cell office:value="0.04777120351791382" office:value-type="float"/>
          <table:table-cell office:value="0.04777120351791382" office:value-type="float"/>
          <table:table-cell office:value="0.04777120351791382" office:value-type="float"/>
          <table:table-cell office:value="0.04777120351791382" office:value-type="float"/>
          <table:table-cell office:value="0.8525641782518729" office:value-type="float"/>
          <table:table-cell office:value="5" office:value-type="float"/>
          <table:table-cell office:value="0.95694565773010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6" office:value-type="float"/>
          <table:table-cell office:value="0.95729649066925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7" office:value-type="float"/>
          <table:table-cell office:value="0.958065509796142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8" office:value-type="float"/>
          <table:table-cell office:value="0.958065509796142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9" office:value-type="float"/>
          <table:table-cell office:value="0.95872402191162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0" office:value-type="float"/>
          <table:table-cell office:value="0.958724021911621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1" office:value-type="float"/>
          <table:table-cell office:value="0.95936059951782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2" office:value-type="float"/>
          <table:table-cell office:value="0.95936059951782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3" office:value-type="float"/>
          <table:table-cell office:value="0.959975957870483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4" office:value-type="float"/>
          <table:table-cell office:value="0.959975957870483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5" office:value-type="float"/>
          <table:table-cell office:value="0.960571050643920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6" office:value-type="float"/>
          <table:table-cell office:value="0.960571050643920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7" office:value-type="float"/>
          <table:table-cell office:value="0.96114647388458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8" office:value-type="float"/>
          <table:table-cell office:value="0.96114647388458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19" office:value-type="float"/>
          <table:table-cell office:value="0.961703777313232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471047641302516" office:value-type="float"/>
          <table:table-cell office:value="20" office:value-type="float"/>
          <table:table-cell office:value="0.9617037773132324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604543447494507" office:value-type="float"/>
          <table:table-cell office:value="0.009604543447494507" office:value-type="float"/>
          <table:table-cell office:value="0.009604543447494507" office:value-type="float"/>
          <table:table-cell office:value="0.009604543447494507" office:value-type="float"/>
          <table:table-cell office:value="0.009604543447494507" office:value-type="float"/>
          <table:table-cell office:value="0.009604543447494507" office:value-type="float"/>
          <table:table-cell office:value="0.9406111029792639" office:value-type="float"/>
          <table:table-cell office:value="1" office:value-type="float"/>
          <table:table-cell office:value="0.9604543447494507" office:value-type="float"/>
        </table:table-row>
        <table:table-row>
          <table:table-cell office:value="0.01921142935752869" office:value-type="float"/>
          <table:table-cell office:value="0.01921142935752869" office:value-type="float"/>
          <table:table-cell office:value="0.01921142935752869" office:value-type="float"/>
          <table:table-cell office:value="0.01921142935752869" office:value-type="float"/>
          <table:table-cell office:value="0.01921142935752869" office:value-type="float"/>
          <table:table-cell office:value="0.01921142935752869" office:value-type="float"/>
          <table:table-cell office:value="0.9641430714759809" office:value-type="float"/>
          <table:table-cell office:value="2" office:value-type="float"/>
          <table:table-cell office:value="0.960688591003418" office:value-type="float"/>
        </table:table-row>
        <table:table-row>
          <table:table-cell office:value="0.02882619976997376" office:value-type="float"/>
          <table:table-cell office:value="0.02882619976997376" office:value-type="float"/>
          <table:table-cell office:value="0.02882619976997376" office:value-type="float"/>
          <table:table-cell office:value="0.02882619976997376" office:value-type="float"/>
          <table:table-cell office:value="0.02882619976997376" office:value-type="float"/>
          <table:table-cell office:value="0.02882619976997376" office:value-type="float"/>
          <table:table-cell office:value="0.9876943529804803" office:value-type="float"/>
          <table:table-cell office:value="3" office:value-type="float"/>
          <table:table-cell office:value="0.9614770412445068" office:value-type="float"/>
        </table:table-row>
        <table:table-row>
          <table:table-cell office:value="0.038444002866745" office:value-type="float"/>
          <table:table-cell office:value="0.038444002866745" office:value-type="float"/>
          <table:table-cell office:value="0.038444002866745" office:value-type="float"/>
          <table:table-cell office:value="0.038444002866745" office:value-type="float"/>
          <table:table-cell office:value="0.038444002866745" office:value-type="float"/>
          <table:table-cell office:value="0.038444002866745" office:value-type="float"/>
          <table:table-cell office:value="0.9887469369858704" office:value-type="float"/>
          <table:table-cell office:value="4" office:value-type="float"/>
          <table:table-cell office:value="0.961780309677124" office:value-type="float"/>
        </table:table-row>
        <table:table-row>
          <table:table-cell office:value="0.048070446252822883" office:value-type="float"/>
          <table:table-cell office:value="0.048070446252822883" office:value-type="float"/>
          <table:table-cell office:value="0.048070446252822883" office:value-type="float"/>
          <table:table-cell office:value="0.048070446252822883" office:value-type="float"/>
          <table:table-cell office:value="0.048070446252822883" office:value-type="float"/>
          <table:table-cell office:value="0.048070446252822883" office:value-type="float"/>
          <table:table-cell office:value="0.9651670626521895" office:value-type="float"/>
          <table:table-cell office:value="5" office:value-type="float"/>
          <table:table-cell office:value="0.96264433860778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6" office:value-type="float"/>
          <table:table-cell office:value="0.96301794052124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7" office:value-type="float"/>
          <table:table-cell office:value="0.963583469390869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8" office:value-type="float"/>
          <table:table-cell office:value="0.963583469390869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9" office:value-type="float"/>
          <table:table-cell office:value="0.96405577659606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0" office:value-type="float"/>
          <table:table-cell office:value="0.96405577659606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1" office:value-type="float"/>
          <table:table-cell office:value="0.96451318264007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2" office:value-type="float"/>
          <table:table-cell office:value="0.96451318264007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3" office:value-type="float"/>
          <table:table-cell office:value="0.96495699882507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4" office:value-type="float"/>
          <table:table-cell office:value="0.96495699882507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5" office:value-type="float"/>
          <table:table-cell office:value="0.96538758277893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6" office:value-type="float"/>
          <table:table-cell office:value="0.96538758277893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7" office:value-type="float"/>
          <table:table-cell office:value="0.96580433845520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8" office:value-type="float"/>
          <table:table-cell office:value="0.96580433845520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19" office:value-type="float"/>
          <table:table-cell office:value="0.966208219528198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604406405403304" office:value-type="float"/>
          <table:table-cell office:value="20" office:value-type="float"/>
          <table:table-cell office:value="0.9662082195281982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650018215179443" office:value-type="float"/>
          <table:table-cell office:value="0.009650018215179443" office:value-type="float"/>
          <table:table-cell office:value="0.009650018215179443" office:value-type="float"/>
          <table:table-cell office:value="0.009650018215179443" office:value-type="float"/>
          <table:table-cell office:value="0.009650018215179443" office:value-type="float"/>
          <table:table-cell office:value="0.009650018215179443" office:value-type="float"/>
          <table:table-cell office:value="0.9140352119341348" office:value-type="float"/>
          <table:table-cell office:value="1" office:value-type="float"/>
          <table:table-cell office:value="0.9650018215179443" office:value-type="float"/>
        </table:table-row>
        <table:table-row>
          <table:table-cell office:value="0.01930305600166321" office:value-type="float"/>
          <table:table-cell office:value="0.01930305600166321" office:value-type="float"/>
          <table:table-cell office:value="0.01930305600166321" office:value-type="float"/>
          <table:table-cell office:value="0.01930305600166321" office:value-type="float"/>
          <table:table-cell office:value="0.01930305600166321" office:value-type="float"/>
          <table:table-cell office:value="0.01930305600166321" office:value-type="float"/>
          <table:table-cell office:value="0.8903901948894444" office:value-type="float"/>
          <table:table-cell office:value="2" office:value-type="float"/>
          <table:table-cell office:value="0.9653037786483765" office:value-type="float"/>
        </table:table-row>
        <table:table-row>
          <table:table-cell office:value="0.028963543176651004" office:value-type="float"/>
          <table:table-cell office:value="0.028963543176651004" office:value-type="float"/>
          <table:table-cell office:value="0.028963543176651004" office:value-type="float"/>
          <table:table-cell office:value="0.028963543176651004" office:value-type="float"/>
          <table:table-cell office:value="0.028963543176651004" office:value-type="float"/>
          <table:table-cell office:value="0.028963543176651004" office:value-type="float"/>
          <table:table-cell office:value="0.8667269306440233" office:value-type="float"/>
          <table:table-cell office:value="3" office:value-type="float"/>
          <table:table-cell office:value="0.9660487174987793" office:value-type="float"/>
        </table:table-row>
        <table:table-row>
          <table:table-cell office:value="0.038627682924270636" office:value-type="float"/>
          <table:table-cell office:value="0.038627682924270636" office:value-type="float"/>
          <table:table-cell office:value="0.038627682924270636" office:value-type="float"/>
          <table:table-cell office:value="0.038627682924270636" office:value-type="float"/>
          <table:table-cell office:value="0.038627682924270636" office:value-type="float"/>
          <table:table-cell office:value="0.038627682924270636" office:value-type="float"/>
          <table:table-cell office:value="0.8430547194594058" office:value-type="float"/>
          <table:table-cell office:value="4" office:value-type="float"/>
          <table:table-cell office:value="0.9664139747619629" office:value-type="float"/>
        </table:table-row>
        <table:table-row>
          <table:table-cell office:value="0.04829909443855286" office:value-type="float"/>
          <table:table-cell office:value="0.04829909443855286" office:value-type="float"/>
          <table:table-cell office:value="0.04829909443855286" office:value-type="float"/>
          <table:table-cell office:value="0.04829909443855286" office:value-type="float"/>
          <table:table-cell office:value="0.04829909443855286" office:value-type="float"/>
          <table:table-cell office:value="0.04829909443855286" office:value-type="float"/>
          <table:table-cell office:value="0.8193646961569364" office:value-type="float"/>
          <table:table-cell office:value="5" office:value-type="float"/>
          <table:table-cell office:value="0.96714115142822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6" office:value-type="float"/>
          <table:table-cell office:value="0.9674987792968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7" office:value-type="float"/>
          <table:table-cell office:value="0.9679191112518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8" office:value-type="float"/>
          <table:table-cell office:value="0.9679191112518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9" office:value-type="float"/>
          <table:table-cell office:value="0.96826648712158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0" office:value-type="float"/>
          <table:table-cell office:value="0.96826648712158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1" office:value-type="float"/>
          <table:table-cell office:value="0.968606472015380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2" office:value-type="float"/>
          <table:table-cell office:value="0.968606472015380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3" office:value-type="float"/>
          <table:table-cell office:value="0.96893954277038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4" office:value-type="float"/>
          <table:table-cell office:value="0.96893954277038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5" office:value-type="float"/>
          <table:table-cell office:value="0.96926593780517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6" office:value-type="float"/>
          <table:table-cell office:value="0.96926593780517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7" office:value-type="float"/>
          <table:table-cell office:value="0.96958482265472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8" office:value-type="float"/>
          <table:table-cell office:value="0.96958482265472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19" office:value-type="float"/>
          <table:table-cell office:value="0.96989583969116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151983454307288" office:value-type="float"/>
          <table:table-cell office:value="20" office:value-type="float"/>
          <table:table-cell office:value="0.9698958396911621" office:value-type="float"/>
        </table:table-row>
      </table:table>
      <table:table table:name="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683609008789062" office:value-type="float"/>
          <table:table-cell office:value="0.009683609008789062" office:value-type="float"/>
          <table:table-cell office:value="0.009683609008789062" office:value-type="float"/>
          <table:table-cell office:value="0.009683609008789062" office:value-type="float"/>
          <table:table-cell office:value="0.009683609008789062" office:value-type="float"/>
          <table:table-cell office:value="0.009683609008789062" office:value-type="float"/>
          <table:table-cell office:value="0.9311683193932366" office:value-type="float"/>
          <table:table-cell office:value="1" office:value-type="float"/>
          <table:table-cell office:value="0.9683609008789062" office:value-type="float"/>
        </table:table-row>
        <table:table-row>
          <table:table-cell office:value="0.01937018394470215" office:value-type="float"/>
          <table:table-cell office:value="0.01937018394470215" office:value-type="float"/>
          <table:table-cell office:value="0.01937018394470215" office:value-type="float"/>
          <table:table-cell office:value="0.01937018394470215" office:value-type="float"/>
          <table:table-cell office:value="0.01937018394470215" office:value-type="float"/>
          <table:table-cell office:value="0.01937018394470215" office:value-type="float"/>
          <table:table-cell office:value="0.9074411534450169" office:value-type="float"/>
          <table:table-cell office:value="2" office:value-type="float"/>
          <table:table-cell office:value="0.9686574935913086" office:value-type="float"/>
        </table:table-row>
        <table:table-row>
          <table:table-cell office:value="0.02906341552734375" office:value-type="float"/>
          <table:table-cell office:value="0.02906341552734375" office:value-type="float"/>
          <table:table-cell office:value="0.02906341552734375" office:value-type="float"/>
          <table:table-cell office:value="0.02906341552734375" office:value-type="float"/>
          <table:table-cell office:value="0.02906341552734375" office:value-type="float"/>
          <table:table-cell office:value="0.02906341552734375" office:value-type="float"/>
          <table:table-cell office:value="0.8836976821089144" office:value-type="float"/>
          <table:table-cell office:value="3" office:value-type="float"/>
          <table:table-cell office:value="0.9693231582641602" office:value-type="float"/>
        </table:table-row>
        <table:table-row>
          <table:table-cell office:value="0.03876030683517456" office:value-type="float"/>
          <table:table-cell office:value="0.03876030683517456" office:value-type="float"/>
          <table:table-cell office:value="0.03876030683517456" office:value-type="float"/>
          <table:table-cell office:value="0.03876030683517456" office:value-type="float"/>
          <table:table-cell office:value="0.03876030683517456" office:value-type="float"/>
          <table:table-cell office:value="0.03876030683517456" office:value-type="float"/>
          <table:table-cell office:value="0.8599452463134994" office:value-type="float"/>
          <table:table-cell office:value="4" office:value-type="float"/>
          <table:table-cell office:value="0.969689130783081" office:value-type="float"/>
        </table:table-row>
        <table:table-row>
          <table:table-cell office:value="0.0484636926651001" office:value-type="float"/>
          <table:table-cell office:value="0.0484636926651001" office:value-type="float"/>
          <table:table-cell office:value="0.0484636926651001" office:value-type="float"/>
          <table:table-cell office:value="0.0484636926651001" office:value-type="float"/>
          <table:table-cell office:value="0.0484636926651001" office:value-type="float"/>
          <table:table-cell office:value="0.0484636926651001" office:value-type="float"/>
          <table:table-cell office:value="0.8361769022528291" office:value-type="float"/>
          <table:table-cell office:value="5" office:value-type="float"/>
          <table:table-cell office:value="0.970338582992553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6" office:value-type="float"/>
          <table:table-cell office:value="0.97069621086120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7" office:value-type="float"/>
          <table:table-cell office:value="0.97103285789489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8" office:value-type="float"/>
          <table:table-cell office:value="0.97103285789489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9" office:value-type="float"/>
          <table:table-cell office:value="0.9713063240051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0" office:value-type="float"/>
          <table:table-cell office:value="0.9713063240051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1" office:value-type="float"/>
          <table:table-cell office:value="0.9715727567672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2" office:value-type="float"/>
          <table:table-cell office:value="0.9715727567672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3" office:value-type="float"/>
          <table:table-cell office:value="0.9718322753906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4" office:value-type="float"/>
          <table:table-cell office:value="0.9718322753906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5" office:value-type="float"/>
          <table:table-cell office:value="0.972085356712341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6" office:value-type="float"/>
          <table:table-cell office:value="0.972085356712341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7" office:value-type="float"/>
          <table:table-cell office:value="0.972332715988159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8" office:value-type="float"/>
          <table:table-cell office:value="0.972332715988159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19" office:value-type="float"/>
          <table:table-cell office:value="0.972573995590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24137331942293" office:value-type="float"/>
          <table:table-cell office:value="20" office:value-type="float"/>
          <table:table-cell office:value="0.97257399559021" office:value-type="float"/>
        </table:table-row>
      </table:table>
      <table:table table:name="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10004329681396" office:value-type="float"/>
          <table:table-cell office:value="0.009710004329681396" office:value-type="float"/>
          <table:table-cell office:value="0.009710004329681396" office:value-type="float"/>
          <table:table-cell office:value="0.009710004329681396" office:value-type="float"/>
          <table:table-cell office:value="0.009710004329681396" office:value-type="float"/>
          <table:table-cell office:value="0.009710004329681396" office:value-type="float"/>
          <table:table-cell office:value="0.9295120494038654" office:value-type="float"/>
          <table:table-cell office:value="1" office:value-type="float"/>
          <table:table-cell office:value="0.9710004329681396" office:value-type="float"/>
        </table:table-row>
        <table:table-row>
          <table:table-cell office:value="0.01942309498786926" office:value-type="float"/>
          <table:table-cell office:value="0.01942309498786926" office:value-type="float"/>
          <table:table-cell office:value="0.01942309498786926" office:value-type="float"/>
          <table:table-cell office:value="0.01942309498786926" office:value-type="float"/>
          <table:table-cell office:value="0.01942309498786926" office:value-type="float"/>
          <table:table-cell office:value="0.01942309498786926" office:value-type="float"/>
          <table:table-cell office:value="0.9057199334659112" office:value-type="float"/>
          <table:table-cell office:value="2" office:value-type="float"/>
          <table:table-cell office:value="0.9713090658187866" office:value-type="float"/>
        </table:table-row>
        <table:table-row>
          <table:table-cell office:value="0.029142192602157592" office:value-type="float"/>
          <table:table-cell office:value="0.029142192602157592" office:value-type="float"/>
          <table:table-cell office:value="0.029142192602157592" office:value-type="float"/>
          <table:table-cell office:value="0.029142192602157592" office:value-type="float"/>
          <table:table-cell office:value="0.029142192602157592" office:value-type="float"/>
          <table:table-cell office:value="0.029142192602157592" office:value-type="float"/>
          <table:table-cell office:value="0.8819131035506035" office:value-type="float"/>
          <table:table-cell office:value="3" office:value-type="float"/>
          <table:table-cell office:value="0.971909761428833" office:value-type="float"/>
        </table:table-row>
        <table:table-row>
          <table:table-cell office:value="0.03886494278907776" office:value-type="float"/>
          <table:table-cell office:value="0.03886494278907776" office:value-type="float"/>
          <table:table-cell office:value="0.03886494278907776" office:value-type="float"/>
          <table:table-cell office:value="0.03886494278907776" office:value-type="float"/>
          <table:table-cell office:value="0.03886494278907776" office:value-type="float"/>
          <table:table-cell office:value="0.03886494278907776" office:value-type="float"/>
          <table:table-cell office:value="0.8580973266960993" office:value-type="float"/>
          <table:table-cell office:value="4" office:value-type="float"/>
          <table:table-cell office:value="0.9722750186920166" office:value-type="float"/>
        </table:table-row>
        <table:table-row>
          <table:table-cell office:value="0.048593548536300664" office:value-type="float"/>
          <table:table-cell office:value="0.048593548536300664" office:value-type="float"/>
          <table:table-cell office:value="0.048593548536300664" office:value-type="float"/>
          <table:table-cell office:value="0.048593548536300664" office:value-type="float"/>
          <table:table-cell office:value="0.048593548536300664" office:value-type="float"/>
          <table:table-cell office:value="0.048593548536300664" office:value-type="float"/>
          <table:table-cell office:value="0.8342672067066953" office:value-type="float"/>
          <table:table-cell office:value="5" office:value-type="float"/>
          <table:table-cell office:value="0.9728605747222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6" office:value-type="float"/>
          <table:table-cell office:value="0.973216414451599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7" office:value-type="float"/>
          <table:table-cell office:value="0.973486542701721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8" office:value-type="float"/>
          <table:table-cell office:value="0.973486542701721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9" office:value-type="float"/>
          <table:table-cell office:value="0.97369980812072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0" office:value-type="float"/>
          <table:table-cell office:value="0.97369980812072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1" office:value-type="float"/>
          <table:table-cell office:value="0.97390866279602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2" office:value-type="float"/>
          <table:table-cell office:value="0.97390866279602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3" office:value-type="float"/>
          <table:table-cell office:value="0.97411346435546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4" office:value-type="float"/>
          <table:table-cell office:value="0.97411346435546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5" office:value-type="float"/>
          <table:table-cell office:value="0.97431409358978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6" office:value-type="float"/>
          <table:table-cell office:value="0.97431409358978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7" office:value-type="float"/>
          <table:table-cell office:value="0.97451019287109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8" office:value-type="float"/>
          <table:table-cell office:value="0.97451019287109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19" office:value-type="float"/>
          <table:table-cell office:value="0.97470211982727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08221182726414" office:value-type="float"/>
          <table:table-cell office:value="20" office:value-type="float"/>
          <table:table-cell office:value="0.9747021198272705" office:value-type="float"/>
        </table:table-row>
      </table:table>
      <table:table table:name="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30857610702515" office:value-type="float"/>
          <table:table-cell office:value="0.009730857610702515" office:value-type="float"/>
          <table:table-cell office:value="0.009730857610702515" office:value-type="float"/>
          <table:table-cell office:value="0.009730857610702515" office:value-type="float"/>
          <table:table-cell office:value="0.009730857610702515" office:value-type="float"/>
          <table:table-cell office:value="0.009730857610702515" office:value-type="float"/>
          <table:table-cell office:value="0.9206403554230809" office:value-type="float"/>
          <table:table-cell office:value="1" office:value-type="float"/>
          <table:table-cell office:value="0.9730857610702515" office:value-type="float"/>
        </table:table-row>
        <table:table-row>
          <table:table-cell office:value="0.019464961290359496" office:value-type="float"/>
          <table:table-cell office:value="0.019464961290359496" office:value-type="float"/>
          <table:table-cell office:value="0.019464961290359496" office:value-type="float"/>
          <table:table-cell office:value="0.019464961290359496" office:value-type="float"/>
          <table:table-cell office:value="0.019464961290359496" office:value-type="float"/>
          <table:table-cell office:value="0.019464961290359496" office:value-type="float"/>
          <table:table-cell office:value="0.896796768304573" office:value-type="float"/>
          <table:table-cell office:value="2" office:value-type="float"/>
          <table:table-cell office:value="0.9734103679656982" office:value-type="float"/>
        </table:table-row>
        <table:table-row>
          <table:table-cell office:value="0.029204570055007935" office:value-type="float"/>
          <table:table-cell office:value="0.029204570055007935" office:value-type="float"/>
          <table:table-cell office:value="0.029204570055007935" office:value-type="float"/>
          <table:table-cell office:value="0.029204570055007935" office:value-type="float"/>
          <table:table-cell office:value="0.029204570055007935" office:value-type="float"/>
          <table:table-cell office:value="0.029204570055007935" office:value-type="float"/>
          <table:table-cell office:value="0.8729396965368456" office:value-type="float"/>
          <table:table-cell office:value="3" office:value-type="float"/>
          <table:table-cell office:value="0.9739608764648438" office:value-type="float"/>
        </table:table-row>
        <table:table-row>
          <table:table-cell office:value="0.03894781231880188" office:value-type="float"/>
          <table:table-cell office:value="0.03894781231880188" office:value-type="float"/>
          <table:table-cell office:value="0.03894781231880188" office:value-type="float"/>
          <table:table-cell office:value="0.03894781231880188" office:value-type="float"/>
          <table:table-cell office:value="0.03894781231880188" office:value-type="float"/>
          <table:table-cell office:value="0.03894781231880188" office:value-type="float"/>
          <table:table-cell office:value="0.8490737245502308" office:value-type="float"/>
          <table:table-cell office:value="4" office:value-type="float"/>
          <table:table-cell office:value="0.9743242263793945" office:value-type="float"/>
        </table:table-row>
        <table:table-row>
          <table:table-cell office:value="0.04869640231132508" office:value-type="float"/>
          <table:table-cell office:value="0.04869640231132508" office:value-type="float"/>
          <table:table-cell office:value="0.04869640231132508" office:value-type="float"/>
          <table:table-cell office:value="0.04869640231132508" office:value-type="float"/>
          <table:table-cell office:value="0.04869640231132508" office:value-type="float"/>
          <table:table-cell office:value="0.04869640231132508" office:value-type="float"/>
          <table:table-cell office:value="0.8251946533569464" office:value-type="float"/>
          <table:table-cell office:value="5" office:value-type="float"/>
          <table:table-cell office:value="0.97485899925231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6" office:value-type="float"/>
          <table:table-cell office:value="0.975212335586547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7" office:value-type="float"/>
          <table:table-cell office:value="0.975430727005004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8" office:value-type="float"/>
          <table:table-cell office:value="0.975430727005004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9" office:value-type="float"/>
          <table:table-cell office:value="0.97559785842895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0" office:value-type="float"/>
          <table:table-cell office:value="0.97559785842895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1" office:value-type="float"/>
          <table:table-cell office:value="0.97575998306274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2" office:value-type="float"/>
          <table:table-cell office:value="0.97575998306274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3" office:value-type="float"/>
          <table:table-cell office:value="0.97591710090637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4" office:value-type="float"/>
          <table:table-cell office:value="0.97591710090637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5" office:value-type="float"/>
          <table:table-cell office:value="0.976069688796997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6" office:value-type="float"/>
          <table:table-cell office:value="0.976069688796997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7" office:value-type="float"/>
          <table:table-cell office:value="0.97621703147888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8" office:value-type="float"/>
          <table:table-cell office:value="0.97621703147888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19" office:value-type="float"/>
          <table:table-cell office:value="0.97636032104492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220015041898213" office:value-type="float"/>
          <table:table-cell office:value="20" office:value-type="float"/>
          <table:table-cell office:value="0.9763603210449219" office:value-type="float"/>
        </table:table-row>
      </table:table>
      <table:table table:name="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46354818344117" office:value-type="float"/>
          <table:table-cell office:value="0.009746354818344117" office:value-type="float"/>
          <table:table-cell office:value="0.009746354818344117" office:value-type="float"/>
          <table:table-cell office:value="0.009746354818344117" office:value-type="float"/>
          <table:table-cell office:value="0.009746354818344117" office:value-type="float"/>
          <table:table-cell office:value="0.009746354818344117" office:value-type="float"/>
          <table:table-cell office:value="0.9475301261073009" office:value-type="float"/>
          <table:table-cell office:value="1" office:value-type="float"/>
          <table:table-cell office:value="0.9746354818344116" office:value-type="float"/>
        </table:table-row>
        <table:table-row>
          <table:table-cell office:value="0.01949542760848999" office:value-type="float"/>
          <table:table-cell office:value="0.01949542760848999" office:value-type="float"/>
          <table:table-cell office:value="0.01949542760848999" office:value-type="float"/>
          <table:table-cell office:value="0.01949542760848999" office:value-type="float"/>
          <table:table-cell office:value="0.01949542760848999" office:value-type="float"/>
          <table:table-cell office:value="0.01949542760848999" office:value-type="float"/>
          <table:table-cell office:value="0.9714103799084098" office:value-type="float"/>
          <table:table-cell office:value="2" office:value-type="float"/>
          <table:table-cell office:value="0.9749072790145874" office:value-type="float"/>
        </table:table-row>
        <table:table-row>
          <table:table-cell office:value="0.02924905776977539" office:value-type="float"/>
          <table:table-cell office:value="0.02924905776977539" office:value-type="float"/>
          <table:table-cell office:value="0.02924905776977539" office:value-type="float"/>
          <table:table-cell office:value="0.02924905776977539" office:value-type="float"/>
          <table:table-cell office:value="0.02924905776977539" office:value-type="float"/>
          <table:table-cell office:value="0.02924905776977539" office:value-type="float"/>
          <table:table-cell office:value="0.9953017969433791" office:value-type="float"/>
          <table:table-cell office:value="3" office:value-type="float"/>
          <table:table-cell office:value="0.97536301612854" office:value-type="float"/>
        </table:table-row>
        <table:table-row>
          <table:table-cell office:value="0.039006190299987795" office:value-type="float"/>
          <table:table-cell office:value="0.039006190299987795" office:value-type="float"/>
          <table:table-cell office:value="0.039006190299987795" office:value-type="float"/>
          <table:table-cell office:value="0.039006190299987795" office:value-type="float"/>
          <table:table-cell office:value="0.039006190299987795" office:value-type="float"/>
          <table:table-cell office:value="0.039006190299987795" office:value-type="float"/>
          <table:table-cell office:value="0.9807982070048896" office:value-type="float"/>
          <table:table-cell office:value="4" office:value-type="float"/>
          <table:table-cell office:value="0.9757132530212402" office:value-type="float"/>
        </table:table-row>
        <table:table-row>
          <table:table-cell office:value="0.04876811742782593" office:value-type="float"/>
          <table:table-cell office:value="0.04876811742782593" office:value-type="float"/>
          <table:table-cell office:value="0.04876811742782593" office:value-type="float"/>
          <table:table-cell office:value="0.04876811742782593" office:value-type="float"/>
          <table:table-cell office:value="0.04876811742782593" office:value-type="float"/>
          <table:table-cell office:value="0.04876811742782593" office:value-type="float"/>
          <table:table-cell office:value="0.9568864666354532" office:value-type="float"/>
          <table:table-cell office:value="5" office:value-type="float"/>
          <table:table-cell office:value="0.97619271278381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6" office:value-type="float"/>
          <table:table-cell office:value="0.97654044628143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7" office:value-type="float"/>
          <table:table-cell office:value="0.97670924663543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8" office:value-type="float"/>
          <table:table-cell office:value="0.97670924663543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9" office:value-type="float"/>
          <table:table-cell office:value="0.976829409599304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0" office:value-type="float"/>
          <table:table-cell office:value="0.976829409599304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1" office:value-type="float"/>
          <table:table-cell office:value="0.9769451618194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2" office:value-type="float"/>
          <table:table-cell office:value="0.9769451618194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3" office:value-type="float"/>
          <table:table-cell office:value="0.97705674171447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4" office:value-type="float"/>
          <table:table-cell office:value="0.97705674171447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5" office:value-type="float"/>
          <table:table-cell office:value="0.97716498374938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6" office:value-type="float"/>
          <table:table-cell office:value="0.97716498374938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7" office:value-type="float"/>
          <table:table-cell office:value="0.977269887924194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8" office:value-type="float"/>
          <table:table-cell office:value="0.977269887924194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19" office:value-type="float"/>
          <table:table-cell office:value="0.977372169494628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538689829105995" office:value-type="float"/>
          <table:table-cell office:value="20" office:value-type="float"/>
          <table:table-cell office:value="0.9773721694946289" office:value-type="float"/>
        </table:table-row>
      </table:table>
      <table:table table:name="3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57895469665528" office:value-type="float"/>
          <table:table-cell office:value="0.009757895469665528" office:value-type="float"/>
          <table:table-cell office:value="0.009757895469665528" office:value-type="float"/>
          <table:table-cell office:value="0.009757895469665528" office:value-type="float"/>
          <table:table-cell office:value="0.009757895469665528" office:value-type="float"/>
          <table:table-cell office:value="0.009757895469665528" office:value-type="float"/>
          <table:table-cell office:value="0.9927101823230297" office:value-type="float"/>
          <table:table-cell office:value="1" office:value-type="float"/>
          <table:table-cell office:value="0.9757895469665527" office:value-type="float"/>
        </table:table-row>
        <table:table-row>
          <table:table-cell office:value="0.019518791437149047" office:value-type="float"/>
          <table:table-cell office:value="0.019518791437149047" office:value-type="float"/>
          <table:table-cell office:value="0.019518791437149047" office:value-type="float"/>
          <table:table-cell office:value="0.019518791437149047" office:value-type="float"/>
          <table:table-cell office:value="0.019518791437149047" office:value-type="float"/>
          <table:table-cell office:value="0.019518791437149047" office:value-type="float"/>
          <table:table-cell office:value="0.9833806031242458" office:value-type="float"/>
          <table:table-cell office:value="2" office:value-type="float"/>
          <table:table-cell office:value="0.976089596748352" office:value-type="float"/>
        </table:table-row>
        <table:table-row>
          <table:table-cell office:value="0.029284082651138306" office:value-type="float"/>
          <table:table-cell office:value="0.029284082651138306" office:value-type="float"/>
          <table:table-cell office:value="0.029284082651138306" office:value-type="float"/>
          <table:table-cell office:value="0.029284082651138306" office:value-type="float"/>
          <table:table-cell office:value="0.029284082651138306" office:value-type="float"/>
          <table:table-cell office:value="0.029284082651138306" office:value-type="float"/>
          <table:table-cell office:value="0.9594606224602884" office:value-type="float"/>
          <table:table-cell office:value="3" office:value-type="float"/>
          <table:table-cell office:value="0.9765291213989258" office:value-type="float"/>
        </table:table-row>
        <table:table-row>
          <table:table-cell office:value="0.03905289530754089" office:value-type="float"/>
          <table:table-cell office:value="0.03905289530754089" office:value-type="float"/>
          <table:table-cell office:value="0.03905289530754089" office:value-type="float"/>
          <table:table-cell office:value="0.03905289530754089" office:value-type="float"/>
          <table:table-cell office:value="0.03905289530754089" office:value-type="float"/>
          <table:table-cell office:value="0.03905289530754089" office:value-type="float"/>
          <table:table-cell office:value="0.9355320160592598" office:value-type="float"/>
          <table:table-cell office:value="4" office:value-type="float"/>
          <table:table-cell office:value="0.9768812656402588" office:value-type="float"/>
        </table:table-row>
        <table:table-row>
          <table:table-cell office:value="0.04882610440254211" office:value-type="float"/>
          <table:table-cell office:value="0.04882610440254211" office:value-type="float"/>
          <table:table-cell office:value="0.04882610440254211" office:value-type="float"/>
          <table:table-cell office:value="0.04882610440254211" office:value-type="float"/>
          <table:table-cell office:value="0.04882610440254211" office:value-type="float"/>
          <table:table-cell office:value="0.04882610440254211" office:value-type="float"/>
          <table:table-cell office:value="0.911592640626979" office:value-type="float"/>
          <table:table-cell office:value="5" office:value-type="float"/>
          <table:table-cell office:value="0.977320909500122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6" office:value-type="float"/>
          <table:table-cell office:value="0.977670192718505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7" office:value-type="float"/>
          <table:table-cell office:value="0.97780084609985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8" office:value-type="float"/>
          <table:table-cell office:value="0.97780084609985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9" office:value-type="float"/>
          <table:table-cell office:value="0.9778864383697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0" office:value-type="float"/>
          <table:table-cell office:value="0.9778864383697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1" office:value-type="float"/>
          <table:table-cell office:value="0.97796928882598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2" office:value-type="float"/>
          <table:table-cell office:value="0.97796928882598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3" office:value-type="float"/>
          <table:table-cell office:value="0.978049755096435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4" office:value-type="float"/>
          <table:table-cell office:value="0.978049755096435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5" office:value-type="float"/>
          <table:table-cell office:value="0.978128194808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6" office:value-type="float"/>
          <table:table-cell office:value="0.978128194808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7" office:value-type="float"/>
          <table:table-cell office:value="0.97820448875427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8" office:value-type="float"/>
          <table:table-cell office:value="0.97820448875427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19" office:value-type="float"/>
          <table:table-cell office:value="0.97827839851379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087171954019077" office:value-type="float"/>
          <table:table-cell office:value="20" office:value-type="float"/>
          <table:table-cell office:value="0.978278398513794" office:value-type="float"/>
        </table:table-row>
      </table:table>
      <table:table table:name="3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66101837158203" office:value-type="float"/>
          <table:table-cell office:value="0.009766101837158203" office:value-type="float"/>
          <table:table-cell office:value="0.009766101837158203" office:value-type="float"/>
          <table:table-cell office:value="0.009766101837158203" office:value-type="float"/>
          <table:table-cell office:value="0.009766101837158203" office:value-type="float"/>
          <table:table-cell office:value="0.009766101837158203" office:value-type="float"/>
          <table:table-cell office:value="0.9249698921300978" office:value-type="float"/>
          <table:table-cell office:value="1" office:value-type="float"/>
          <table:table-cell office:value="0.9766101837158203" office:value-type="float"/>
        </table:table-row>
        <table:table-row>
          <table:table-cell office:value="0.019534969329833986" office:value-type="float"/>
          <table:table-cell office:value="0.019534969329833986" office:value-type="float"/>
          <table:table-cell office:value="0.019534969329833986" office:value-type="float"/>
          <table:table-cell office:value="0.019534969329833986" office:value-type="float"/>
          <table:table-cell office:value="0.019534969329833986" office:value-type="float"/>
          <table:table-cell office:value="0.019534969329833986" office:value-type="float"/>
          <table:table-cell office:value="0.9488986328520153" office:value-type="float"/>
          <table:table-cell office:value="2" office:value-type="float"/>
          <table:table-cell office:value="0.9768867492675781" office:value-type="float"/>
        </table:table-row>
        <table:table-row>
          <table:table-cell office:value="0.029307653903961183" office:value-type="float"/>
          <table:table-cell office:value="0.029307653903961183" office:value-type="float"/>
          <table:table-cell office:value="0.029307653903961183" office:value-type="float"/>
          <table:table-cell office:value="0.029307653903961183" office:value-type="float"/>
          <table:table-cell office:value="0.029307653903961183" office:value-type="float"/>
          <table:table-cell office:value="0.029307653903961183" office:value-type="float"/>
          <table:table-cell office:value="0.9728367234757952" office:value-type="float"/>
          <table:table-cell office:value="3" office:value-type="float"/>
          <table:table-cell office:value="0.9772684574127197" office:value-type="float"/>
        </table:table-row>
        <table:table-row>
          <table:table-cell office:value="0.03908375978469849" office:value-type="float"/>
          <table:table-cell office:value="0.03908375978469849" office:value-type="float"/>
          <table:table-cell office:value="0.03908375978469849" office:value-type="float"/>
          <table:table-cell office:value="0.03908375978469849" office:value-type="float"/>
          <table:table-cell office:value="0.03908375978469849" office:value-type="float"/>
          <table:table-cell office:value="0.03908375978469849" office:value-type="float"/>
          <table:table-cell office:value="0.9967831945550235" office:value-type="float"/>
          <table:table-cell office:value="4" office:value-type="float"/>
          <table:table-cell office:value="0.9776105880737305" office:value-type="float"/>
        </table:table-row>
        <table:table-row>
          <table:table-cell office:value="0.048864018917083744" office:value-type="float"/>
          <table:table-cell office:value="0.048864018917083744" office:value-type="float"/>
          <table:table-cell office:value="0.048864018917083744" office:value-type="float"/>
          <table:table-cell office:value="0.048864018917083744" office:value-type="float"/>
          <table:table-cell office:value="0.048864018917083744" office:value-type="float"/>
          <table:table-cell office:value="0.048864018917083744" office:value-type="float"/>
          <table:table-cell office:value="0.9792601610184373" office:value-type="float"/>
          <table:table-cell office:value="5" office:value-type="float"/>
          <table:table-cell office:value="0.978025913238525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6" office:value-type="float"/>
          <table:table-cell office:value="0.978373527526855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7" office:value-type="float"/>
          <table:table-cell office:value="0.9784803390502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8" office:value-type="float"/>
          <table:table-cell office:value="0.9784803390502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9" office:value-type="float"/>
          <table:table-cell office:value="0.97854495048522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0" office:value-type="float"/>
          <table:table-cell office:value="0.97854495048522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1" office:value-type="float"/>
          <table:table-cell office:value="0.97860932350158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2" office:value-type="float"/>
          <table:table-cell office:value="0.97860932350158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3" office:value-type="float"/>
          <table:table-cell office:value="0.97867214679718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4" office:value-type="float"/>
          <table:table-cell office:value="0.97867214679718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5" office:value-type="float"/>
          <table:table-cell office:value="0.97873330116271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6" office:value-type="float"/>
          <table:table-cell office:value="0.97873330116271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7" office:value-type="float"/>
          <table:table-cell office:value="0.978792190551757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8" office:value-type="float"/>
          <table:table-cell office:value="0.978792190551757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19" office:value-type="float"/>
          <table:table-cell office:value="0.9788502454757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764775870078382" office:value-type="float"/>
          <table:table-cell office:value="20" office:value-type="float"/>
          <table:table-cell office:value="0.978850245475769" office:value-type="float"/>
        </table:table-row>
      </table:table>
      <table:table table:name="3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72677421569825" office:value-type="float"/>
          <table:table-cell office:value="0.009772677421569825" office:value-type="float"/>
          <table:table-cell office:value="0.009772677421569825" office:value-type="float"/>
          <table:table-cell office:value="0.009772677421569825" office:value-type="float"/>
          <table:table-cell office:value="0.009772677421569825" office:value-type="float"/>
          <table:table-cell office:value="0.009772677421569825" office:value-type="float"/>
          <table:table-cell office:value="0.9710622867040632" office:value-type="float"/>
          <table:table-cell office:value="1" office:value-type="float"/>
          <table:table-cell office:value="0.9772677421569824" office:value-type="float"/>
        </table:table-row>
        <table:table-row>
          <table:table-cell office:value="0.01954848289489746" office:value-type="float"/>
          <table:table-cell office:value="0.01954848289489746" office:value-type="float"/>
          <table:table-cell office:value="0.01954848289489746" office:value-type="float"/>
          <table:table-cell office:value="0.01954848289489746" office:value-type="float"/>
          <table:table-cell office:value="0.01954848289489746" office:value-type="float"/>
          <table:table-cell office:value="0.01954848289489746" office:value-type="float"/>
          <table:table-cell office:value="0.9471165514697036" office:value-type="float"/>
          <table:table-cell office:value="2" office:value-type="float"/>
          <table:table-cell office:value="0.9775805473327637" office:value-type="float"/>
        </table:table-row>
        <table:table-row>
          <table:table-cell office:value="0.02932842493057251" office:value-type="float"/>
          <table:table-cell office:value="0.02932842493057251" office:value-type="float"/>
          <table:table-cell office:value="0.02932842493057251" office:value-type="float"/>
          <table:table-cell office:value="0.02932842493057251" office:value-type="float"/>
          <table:table-cell office:value="0.02932842493057251" office:value-type="float"/>
          <table:table-cell office:value="0.02932842493057251" office:value-type="float"/>
          <table:table-cell office:value="0.9231606837683035" office:value-type="float"/>
          <table:table-cell office:value="3" office:value-type="float"/>
          <table:table-cell office:value="0.9779942035675049" office:value-type="float"/>
        </table:table-row>
        <table:table-row>
          <table:table-cell office:value="0.03911188364028931" office:value-type="float"/>
          <table:table-cell office:value="0.03911188364028931" office:value-type="float"/>
          <table:table-cell office:value="0.03911188364028931" office:value-type="float"/>
          <table:table-cell office:value="0.03911188364028931" office:value-type="float"/>
          <table:table-cell office:value="0.03911188364028931" office:value-type="float"/>
          <table:table-cell office:value="0.03911188364028931" office:value-type="float"/>
          <table:table-cell office:value="0.8991962020099095" office:value-type="float"/>
          <table:table-cell office:value="4" office:value-type="float"/>
          <table:table-cell office:value="0.9783458709716797" office:value-type="float"/>
        </table:table-row>
        <table:table-row>
          <table:table-cell office:value="0.048899458646774294" office:value-type="float"/>
          <table:table-cell office:value="0.048899458646774294" office:value-type="float"/>
          <table:table-cell office:value="0.048899458646774294" office:value-type="float"/>
          <table:table-cell office:value="0.048899458646774294" office:value-type="float"/>
          <table:table-cell office:value="0.048899458646774294" office:value-type="float"/>
          <table:table-cell office:value="0.048899458646774294" office:value-type="float"/>
          <table:table-cell office:value="0.8752216374248035" office:value-type="float"/>
          <table:table-cell office:value="5" office:value-type="float"/>
          <table:table-cell office:value="0.978757500648498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6" office:value-type="float"/>
          <table:table-cell office:value="0.97910606861114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7" office:value-type="float"/>
          <table:table-cell office:value="0.9792023897171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8" office:value-type="float"/>
          <table:table-cell office:value="0.97920238971710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9" office:value-type="float"/>
          <table:table-cell office:value="0.97925996780395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0" office:value-type="float"/>
          <table:table-cell office:value="0.97925996780395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1" office:value-type="float"/>
          <table:table-cell office:value="0.97931766510009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2" office:value-type="float"/>
          <table:table-cell office:value="0.97931766510009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3" office:value-type="float"/>
          <table:table-cell office:value="0.97937524318695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4" office:value-type="float"/>
          <table:table-cell office:value="0.97937524318695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5" office:value-type="float"/>
          <table:table-cell office:value="0.97943198680877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6" office:value-type="float"/>
          <table:table-cell office:value="0.979431986808776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7" office:value-type="float"/>
          <table:table-cell office:value="0.97948873043060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8" office:value-type="float"/>
          <table:table-cell office:value="0.97948873043060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19" office:value-type="float"/>
          <table:table-cell office:value="0.979545593261718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725258726685684" office:value-type="float"/>
          <table:table-cell office:value="20" office:value-type="float"/>
          <table:table-cell office:value="0.9795455932617188" office:value-type="float"/>
        </table:table-row>
      </table:table>
      <table:table table:name="3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7827787399292" office:value-type="float"/>
          <table:table-cell office:value="0.00977827787399292" office:value-type="float"/>
          <table:table-cell office:value="0.00977827787399292" office:value-type="float"/>
          <table:table-cell office:value="0.00977827787399292" office:value-type="float"/>
          <table:table-cell office:value="0.00977827787399292" office:value-type="float"/>
          <table:table-cell office:value="0.00977827787399292" office:value-type="float"/>
          <table:table-cell office:value="0.9896134947314154" office:value-type="float"/>
          <table:table-cell office:value="1" office:value-type="float"/>
          <table:table-cell office:value="0.977827787399292" office:value-type="float"/>
        </table:table-row>
        <table:table-row>
          <table:table-cell office:value="0.01955962657928467" office:value-type="float"/>
          <table:table-cell office:value="0.01955962657928467" office:value-type="float"/>
          <table:table-cell office:value="0.01955962657928467" office:value-type="float"/>
          <table:table-cell office:value="0.01955962657928467" office:value-type="float"/>
          <table:table-cell office:value="0.01955962657928467" office:value-type="float"/>
          <table:table-cell office:value="0.01955962657928467" office:value-type="float"/>
          <table:table-cell office:value="0.9656541814072177" office:value-type="float"/>
          <table:table-cell office:value="2" office:value-type="float"/>
          <table:table-cell office:value="0.9781348705291748" office:value-type="float"/>
        </table:table-row>
        <table:table-row>
          <table:table-cell office:value="0.029345109462738037" office:value-type="float"/>
          <table:table-cell office:value="0.029345109462738037" office:value-type="float"/>
          <table:table-cell office:value="0.029345109462738037" office:value-type="float"/>
          <table:table-cell office:value="0.029345109462738037" office:value-type="float"/>
          <table:table-cell office:value="0.029345109462738037" office:value-type="float"/>
          <table:table-cell office:value="0.029345109462738037" office:value-type="float"/>
          <table:table-cell office:value="0.9416847414560183" office:value-type="float"/>
          <table:table-cell office:value="3" office:value-type="float"/>
          <table:table-cell office:value="0.9785482883453369" office:value-type="float"/>
        </table:table-row>
        <table:table-row>
          <table:table-cell office:value="0.039134105443954466" office:value-type="float"/>
          <table:table-cell office:value="0.039134105443954466" office:value-type="float"/>
          <table:table-cell office:value="0.039134105443954466" office:value-type="float"/>
          <table:table-cell office:value="0.039134105443954466" office:value-type="float"/>
          <table:table-cell office:value="0.039134105443954466" office:value-type="float"/>
          <table:table-cell office:value="0.039134105443954466" office:value-type="float"/>
          <table:table-cell office:value="0.9177066962078829" office:value-type="float"/>
          <table:table-cell office:value="4" office:value-type="float"/>
          <table:table-cell office:value="0.9788995981216431" office:value-type="float"/>
        </table:table-row>
        <table:table-row>
          <table:table-cell office:value="0.04892715811729431" office:value-type="float"/>
          <table:table-cell office:value="0.04892715811729431" office:value-type="float"/>
          <table:table-cell office:value="0.04892715811729431" office:value-type="float"/>
          <table:table-cell office:value="0.04892715811729431" office:value-type="float"/>
          <table:table-cell office:value="0.04892715811729431" office:value-type="float"/>
          <table:table-cell office:value="0.04892715811729431" office:value-type="float"/>
          <table:table-cell office:value="0.8937187141340016" office:value-type="float"/>
          <table:table-cell office:value="5" office:value-type="float"/>
          <table:table-cell office:value="0.979305267333984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6" office:value-type="float"/>
          <table:table-cell office:value="0.97965359687805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7" office:value-type="float"/>
          <table:table-cell office:value="0.97974908351898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8" office:value-type="float"/>
          <table:table-cell office:value="0.979749083518981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9" office:value-type="float"/>
          <table:table-cell office:value="0.97980749607086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0" office:value-type="float"/>
          <table:table-cell office:value="0.97980749607086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1" office:value-type="float"/>
          <table:table-cell office:value="0.97986674308776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2" office:value-type="float"/>
          <table:table-cell office:value="0.979866743087768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3" office:value-type="float"/>
          <table:table-cell office:value="0.97992587089538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4" office:value-type="float"/>
          <table:table-cell office:value="0.97992587089538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5" office:value-type="float"/>
          <table:table-cell office:value="0.979984521865844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6" office:value-type="float"/>
          <table:table-cell office:value="0.979984521865844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7" office:value-type="float"/>
          <table:table-cell office:value="0.98004257678985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8" office:value-type="float"/>
          <table:table-cell office:value="0.98004257678985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19" office:value-type="float"/>
          <table:table-cell office:value="0.980100274085998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910907989466859" office:value-type="float"/>
          <table:table-cell office:value="20" office:value-type="float"/>
          <table:table-cell office:value="0.9801002740859985" office:value-type="float"/>
        </table:table-row>
      </table:table>
      <table:table table:name="3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83966541290283" office:value-type="float"/>
          <table:table-cell office:value="0.009783966541290283" office:value-type="float"/>
          <table:table-cell office:value="0.009783966541290283" office:value-type="float"/>
          <table:table-cell office:value="0.009783966541290283" office:value-type="float"/>
          <table:table-cell office:value="0.009783966541290283" office:value-type="float"/>
          <table:table-cell office:value="0.009783966541290283" office:value-type="float"/>
          <table:table-cell office:value="0.9899771376062948" office:value-type="float"/>
          <table:table-cell office:value="1" office:value-type="float"/>
          <table:table-cell office:value="0.9783966541290283" office:value-type="float"/>
        </table:table-row>
        <table:table-row>
          <table:table-cell office:value="0.019571017026901245" office:value-type="float"/>
          <table:table-cell office:value="0.019571017026901245" office:value-type="float"/>
          <table:table-cell office:value="0.019571017026901245" office:value-type="float"/>
          <table:table-cell office:value="0.019571017026901245" office:value-type="float"/>
          <table:table-cell office:value="0.019571017026901245" office:value-type="float"/>
          <table:table-cell office:value="0.019571017026901245" office:value-type="float"/>
          <table:table-cell office:value="0.9860495826171" office:value-type="float"/>
          <table:table-cell office:value="2" office:value-type="float"/>
          <table:table-cell office:value="0.9787050485610962" office:value-type="float"/>
        </table:table-row>
        <table:table-row>
          <table:table-cell office:value="0.029362136125564577" office:value-type="float"/>
          <table:table-cell office:value="0.029362136125564577" office:value-type="float"/>
          <table:table-cell office:value="0.029362136125564577" office:value-type="float"/>
          <table:table-cell office:value="0.029362136125564577" office:value-type="float"/>
          <table:table-cell office:value="0.029362136125564577" office:value-type="float"/>
          <table:table-cell office:value="0.029362136125564577" office:value-type="float"/>
          <table:table-cell office:value="0.9620663368145557" office:value-type="float"/>
          <table:table-cell office:value="3" office:value-type="float"/>
          <table:table-cell office:value="0.979111909866333" office:value-type="float"/>
        </table:table-row>
        <table:table-row>
          <table:table-cell office:value="0.03915676951408387" office:value-type="float"/>
          <table:table-cell office:value="0.03915676951408387" office:value-type="float"/>
          <table:table-cell office:value="0.03915676951408387" office:value-type="float"/>
          <table:table-cell office:value="0.03915676951408387" office:value-type="float"/>
          <table:table-cell office:value="0.03915676951408387" office:value-type="float"/>
          <table:table-cell office:value="0.03915676951408387" office:value-type="float"/>
          <table:table-cell office:value="0.938074482795056" office:value-type="float"/>
          <table:table-cell office:value="4" office:value-type="float"/>
          <table:table-cell office:value="0.9794633388519287" office:value-type="float"/>
        </table:table-row>
        <table:table-row>
          <table:table-cell office:value="0.0489554512500763" office:value-type="float"/>
          <table:table-cell office:value="0.0489554512500763" office:value-type="float"/>
          <table:table-cell office:value="0.0489554512500763" office:value-type="float"/>
          <table:table-cell office:value="0.0489554512500763" office:value-type="float"/>
          <table:table-cell office:value="0.0489554512500763" office:value-type="float"/>
          <table:table-cell office:value="0.0489554512500763" office:value-type="float"/>
          <table:table-cell office:value="0.9140727123899457" office:value-type="float"/>
          <table:table-cell office:value="5" office:value-type="float"/>
          <table:table-cell office:value="0.97986817359924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6" office:value-type="float"/>
          <table:table-cell office:value="0.980211257934570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7" office:value-type="float"/>
          <table:table-cell office:value="0.980307459831237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8" office:value-type="float"/>
          <table:table-cell office:value="0.980307459831237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9" office:value-type="float"/>
          <table:table-cell office:value="0.98036694526672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0" office:value-type="float"/>
          <table:table-cell office:value="0.98036694526672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1" office:value-type="float"/>
          <table:table-cell office:value="0.98042643070220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2" office:value-type="float"/>
          <table:table-cell office:value="0.98042643070220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3" office:value-type="float"/>
          <table:table-cell office:value="0.980485916137695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4" office:value-type="float"/>
          <table:table-cell office:value="0.980485916137695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5" office:value-type="float"/>
          <table:table-cell office:value="0.98054504394531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6" office:value-type="float"/>
          <table:table-cell office:value="0.980545043945312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7" office:value-type="float"/>
          <table:table-cell office:value="0.980604648590087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8" office:value-type="float"/>
          <table:table-cell office:value="0.980604648590087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19" office:value-type="float"/>
          <table:table-cell office:value="0.980663776397705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15141009411706" office:value-type="float"/>
          <table:table-cell office:value="20" office:value-type="float"/>
          <table:table-cell office:value="0.9806637763977051" office:value-type="float"/>
        </table:table-row>
      </table:table>
      <table:table table:name="3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90925979614258" office:value-type="float"/>
          <table:table-cell office:value="0.009790925979614258" office:value-type="float"/>
          <table:table-cell office:value="0.009790925979614258" office:value-type="float"/>
          <table:table-cell office:value="0.009790925979614258" office:value-type="float"/>
          <table:table-cell office:value="0.009790925979614258" office:value-type="float"/>
          <table:table-cell office:value="0.009790925979614258" office:value-type="float"/>
          <table:table-cell office:value="0.8803302532564701" office:value-type="float"/>
          <table:table-cell office:value="1.0" office:value-type="float"/>
          <table:table-cell office:value="0.9790925979614258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38:55.407989</meta:creation-date>
    <dc:date>2024-03-12T14:38:55.469082</dc:date>
    <meta:generator>http://pypi.python.org/pypi/ezodf/0.1.0$Python3.8.10 (default, Nov 22 2023, 10:22:35) 
[GCC 9.4.0]</meta:generator>
    <meta:document-statistic/>
    <meta:editing-cycles>1</meta:editing-cycles>
  </office:meta>
</office:document-meta>
</file>